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434970" table:style-name="ce7">
            <text:p>9.434.97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316870" table:style-name="ce9">
            <text:p>13.316.870</text:p>
          </table:table-cell>
          <table:table-cell office:value-type="float" office:value="12901983" table:style-name="ce9">
            <text:p>12.901.983</text:p>
          </table:table-cell>
          <table:table-cell office:value-type="percentage" office:value="0.9688450063716173" table:style-name="ce10">
            <text:p>96,9%</text:p>
          </table:table-cell>
          <table:table-cell office:value-type="float" office:value="6832843" table:style-name="ce8">
            <text:p>6.832.843</text:p>
          </table:table-cell>
          <table:table-cell office:value-type="float" office:value="6721608" table:style-name="ce8">
            <text:p>6.721.608</text:p>
          </table:table-cell>
          <table:table-cell office:value-type="float" office:value="94695" table:style-name="ce8">
            <text:p>94.695</text:p>
          </table:table-cell>
          <table:table-cell office:value-type="date" office:date-value="2021-10-20T00:00:00" table:style-name="ce11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31845" table:style-name="ce7">
            <text:p>1.531.845</text:p>
          </table:table-cell>
          <table:table-cell office:value-type="float" office:value="275200" table:style-name="ce7">
            <text:p>275.200</text:p>
          </table:table-cell>
          <table:table-cell office:value-type="float" office:value="265100" table:style-name="ce7">
            <text:p>265.100</text:p>
          </table:table-cell>
          <table:table-cell office:value-type="float" office:value="64700" table:style-name="ce13">
            <text:p>64.700</text:p>
          </table:table-cell>
          <table:table-cell office:value-type="float" office:value="2136845" table:style-name="ce14">
            <text:p>2.136.845</text:p>
          </table:table-cell>
          <table:table-cell office:value-type="float" office:value="2000005" table:style-name="ce14">
            <text:p>2.000.005</text:p>
          </table:table-cell>
          <table:table-cell office:value-type="percentage" office:value="0.93596166310612139" table:style-name="ce15">
            <text:p>93,6%</text:p>
          </table:table-cell>
          <table:table-cell office:value-type="float" office:value="1064833" table:style-name="ce13">
            <text:p>1.064.833</text:p>
          </table:table-cell>
          <table:table-cell office:value-type="float" office:value="1045000" table:style-name="ce13">
            <text:p>1.045.000</text:p>
          </table:table-cell>
          <table:table-cell office:value-type="float" office:value="17166" table:style-name="ce13">
            <text:p>17.166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24725" table:style-name="ce7">
            <text:p>1.224.72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650625" table:style-name="ce14">
            <text:p>1.650.625</text:p>
          </table:table-cell>
          <table:table-cell office:value-type="float" office:value="1675116" table:style-name="ce14">
            <text:p>1.675.116</text:p>
          </table:table-cell>
          <table:table-cell office:value-type="percentage" office:value="1.0148374100719424" table:style-name="ce15">
            <text:p>101,5%</text:p>
          </table:table-cell>
          <table:table-cell office:value-type="float" office:value="873035" table:style-name="ce13">
            <text:p>873.035</text:p>
          </table:table-cell>
          <table:table-cell office:value-type="float" office:value="863721" table:style-name="ce13">
            <text:p>863.721</text:p>
          </table:table-cell>
          <table:table-cell office:value-type="float" office:value="12447" table:style-name="ce13">
            <text:p>12.447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72150" table:style-name="ce7">
            <text:p>1.272.1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891250" table:style-name="ce14">
            <text:p>1.891.250</text:p>
          </table:table-cell>
          <table:table-cell office:value-type="float" office:value="1603409" table:style-name="ce14">
            <text:p>1.603.409</text:p>
          </table:table-cell>
          <table:table-cell office:value-type="percentage" office:value="0.84780383344348975" table:style-name="ce15">
            <text:p>84,8%</text:p>
          </table:table-cell>
          <table:table-cell office:value-type="float" office:value="854963" table:style-name="ce13">
            <text:p>854.963</text:p>
          </table:table-cell>
          <table:table-cell office:value-type="float" office:value="837122" table:style-name="ce13">
            <text:p>837.122</text:p>
          </table:table-cell>
          <table:table-cell office:value-type="float" office:value="5939" table:style-name="ce13">
            <text:p>5.939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358690" table:style-name="ce7">
            <text:p>2.358.69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22840" table:style-name="ce14">
            <text:p>3.522.840</text:p>
          </table:table-cell>
          <table:table-cell office:value-type="float" office:value="3141732" table:style-name="ce14">
            <text:p>3.141.732</text:p>
          </table:table-cell>
          <table:table-cell office:value-type="percentage" office:value="0.89181796505092481" table:style-name="ce15">
            <text:p>89,2%</text:p>
          </table:table-cell>
          <table:table-cell office:value-type="float" office:value="1671004" table:style-name="ce13">
            <text:p>1.671.004</text:p>
          </table:table-cell>
          <table:table-cell office:value-type="float" office:value="1629562" table:style-name="ce13">
            <text:p>1.629.562</text:p>
          </table:table-cell>
          <table:table-cell office:value-type="float" office:value="12465" table:style-name="ce13">
            <text:p>12.465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27305" table:style-name="ce7">
            <text:p>727.30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989605" table:style-name="ce14">
            <text:p>989.605</text:p>
          </table:table-cell>
          <table:table-cell office:value-type="float" office:value="919900" table:style-name="ce14">
            <text:p>919.900</text:p>
          </table:table-cell>
          <table:table-cell office:value-type="percentage" office:value="0.92956280536173519" table:style-name="ce15">
            <text:p>93,0%</text:p>
          </table:table-cell>
          <table:table-cell office:value-type="float" office:value="481681" table:style-name="ce13">
            <text:p>481.681</text:p>
          </table:table-cell>
          <table:table-cell office:value-type="float" office:value="475359" table:style-name="ce13">
            <text:p>475.359</text:p>
          </table:table-cell>
          <table:table-cell office:value-type="float" office:value="7257" table:style-name="ce13">
            <text:p>7.257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916525" table:style-name="ce7">
            <text:p>2.916.525</text:p>
          </table:table-cell>
          <table:table-cell office:value-type="float" office:value="412400" table:style-name="ce7">
            <text:p>412.400</text:p>
          </table:table-cell>
          <table:table-cell office:value-type="float" office:value="481200" table:style-name="ce7">
            <text:p>481.200</text:p>
          </table:table-cell>
          <table:table-cell office:value-type="float" office:value="102200" table:style-name="ce13">
            <text:p>102.200</text:p>
          </table:table-cell>
          <table:table-cell office:value-type="float" office:value="3912325" table:style-name="ce14">
            <text:p>3.912.325</text:p>
          </table:table-cell>
          <table:table-cell office:value-type="float" office:value="3793355" table:style-name="ce14">
            <text:p>3.793.355</text:p>
          </table:table-cell>
          <table:table-cell office:value-type="percentage" office:value="0.96959097212015877" table:style-name="ce15">
            <text:p>97,0%</text:p>
          </table:table-cell>
          <table:table-cell office:value-type="float" office:value="1999544" table:style-name="ce13">
            <text:p>1.999.544</text:p>
          </table:table-cell>
          <table:table-cell office:value-type="float" office:value="1959795" table:style-name="ce13">
            <text:p>1.959.795</text:p>
          </table:table-cell>
          <table:table-cell office:value-type="float" office:value="62850" table:style-name="ce13">
            <text:p>62.850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4900" table:style-name="ce7">
            <text:p>394.900</text:p>
          </table:table-cell>
          <table:table-cell office:value-type="float" office:value="95075" table:style-name="ce13">
            <text:p>95.075</text:p>
          </table:table-cell>
          <table:table-cell office:value-type="float" office:value="3267280" table:style-name="ce14">
            <text:p>3.267.280</text:p>
          </table:table-cell>
          <table:table-cell office:value-type="float" office:value="3021580" table:style-name="ce14">
            <text:p>3.021.580</text:p>
          </table:table-cell>
          <table:table-cell office:value-type="percentage" office:value="0.92479983350064887" table:style-name="ce15">
            <text:p>92,5%</text:p>
          </table:table-cell>
          <table:table-cell office:value-type="float" office:value="1615960" table:style-name="ce13">
            <text:p>1.615.960</text:p>
          </table:table-cell>
          <table:table-cell office:value-type="float" office:value="1553573" table:style-name="ce13">
            <text:p>1.553.573</text:p>
          </table:table-cell>
          <table:table-cell office:value-type="float" office:value="20607" table:style-name="ce13">
            <text:p>20.607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125422" table:style-name="ce14">
            <text:p>11.125.422</text:p>
          </table:table-cell>
          <table:table-cell office:value-type="percentage" office:value="0.93779292800299408" table:style-name="ce15">
            <text:p>93,8%</text:p>
          </table:table-cell>
          <table:table-cell office:value-type="float" office:value="5952633" table:style-name="ce13">
            <text:p>5.952.633</text:p>
          </table:table-cell>
          <table:table-cell office:value-type="float" office:value="5816719" table:style-name="ce13">
            <text:p>5.816.719</text:p>
          </table:table-cell>
          <table:table-cell office:value-type="float" office:value="66732" table:style-name="ce13">
            <text:p>66.732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648790" table:style-name="ce14">
            <text:p>7.648.790</text:p>
          </table:table-cell>
          <table:table-cell office:value-type="percentage" office:value="0.94563295724568341" table:style-name="ce15">
            <text:p>94,6%</text:p>
          </table:table-cell>
          <table:table-cell office:value-type="float" office:value="4068208" table:style-name="ce13">
            <text:p>4.068.208</text:p>
          </table:table-cell>
          <table:table-cell office:value-type="float" office:value="3999906" table:style-name="ce13">
            <text:p>3.999.906</text:p>
          </table:table-cell>
          <table:table-cell office:value-type="float" office:value="37865" table:style-name="ce13">
            <text:p>37.865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226825" table:style-name="ce7">
            <text:p>1.226.82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682775" table:style-name="ce14">
            <text:p>1.682.775</text:p>
          </table:table-cell>
          <table:table-cell office:value-type="float" office:value="1705344" table:style-name="ce14">
            <text:p>1.705.344</text:p>
          </table:table-cell>
          <table:table-cell office:value-type="percentage" office:value="1.013411775192762" table:style-name="ce15">
            <text:p>101,3%</text:p>
          </table:table-cell>
          <table:table-cell office:value-type="float" office:value="896457" table:style-name="ce13">
            <text:p>896.457</text:p>
          </table:table-cell>
          <table:table-cell office:value-type="float" office:value="881681" table:style-name="ce13">
            <text:p>881.681</text:p>
          </table:table-cell>
          <table:table-cell office:value-type="float" office:value="17241" table:style-name="ce13">
            <text:p>17.241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155029" table:style-name="ce7">
            <text:p>3.155.029</text:p>
          </table:table-cell>
          <table:table-cell office:value-type="float" office:value="507400" table:style-name="ce7">
            <text:p>50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358529" table:style-name="ce14">
            <text:p>4.358.529</text:p>
          </table:table-cell>
          <table:table-cell office:value-type="float" office:value="4405199" table:style-name="ce14">
            <text:p>4.405.199</text:p>
          </table:table-cell>
          <table:table-cell office:value-type="percentage" office:value="1.0107077410750278" table:style-name="ce15">
            <text:p>101,1%</text:p>
          </table:table-cell>
          <table:table-cell office:value-type="float" office:value="2306805" table:style-name="ce13">
            <text:p>2.306.805</text:p>
          </table:table-cell>
          <table:table-cell office:value-type="float" office:value="2283368" table:style-name="ce13">
            <text:p>2.283.368</text:p>
          </table:table-cell>
          <table:table-cell office:value-type="float" office:value="25349" table:style-name="ce13">
            <text:p>25.349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374465" table:style-name="ce7">
            <text:p>374.465</text:p>
          </table:table-cell>
          <table:table-cell office:value-type="float" office:value="67600" table:style-name="ce7">
            <text:p>67.600</text:p>
          </table:table-cell>
          <table:table-cell office:value-type="float" office:value="53300" table:style-name="ce7">
            <text:p>53.300</text:p>
          </table:table-cell>
          <table:table-cell office:value-type="float" office:value="15200" table:style-name="ce13">
            <text:p>15.200</text:p>
          </table:table-cell>
          <table:table-cell office:value-type="float" office:value="510565" table:style-name="ce14">
            <text:p>510.565</text:p>
          </table:table-cell>
          <table:table-cell office:value-type="float" office:value="481267" table:style-name="ce14">
            <text:p>481.267</text:p>
          </table:table-cell>
          <table:table-cell office:value-type="percentage" office:value="0.94261651307864813" table:style-name="ce15">
            <text:p>94,3%</text:p>
          </table:table-cell>
          <table:table-cell office:value-type="float" office:value="259483" table:style-name="ce13">
            <text:p>259.483</text:p>
          </table:table-cell>
          <table:table-cell office:value-type="float" office:value="253969" table:style-name="ce13">
            <text:p>253.969</text:p>
          </table:table-cell>
          <table:table-cell office:value-type="float" office:value="3353" table:style-name="ce13">
            <text:p>3.353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79" table:style-name="ce7">
            <text:p>7.637.679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0900" table:style-name="ce7">
            <text:p>1.220.9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25829" table:style-name="ce14">
            <text:p>10.825.829</text:p>
          </table:table-cell>
          <table:table-cell office:value-type="float" office:value="9848126" table:style-name="ce14">
            <text:p>9.848.126</text:p>
          </table:table-cell>
          <table:table-cell office:value-type="percentage" office:value="0.90968793244378787" table:style-name="ce15">
            <text:p>91,0%</text:p>
          </table:table-cell>
          <table:table-cell office:value-type="float" office:value="5321369" table:style-name="ce13">
            <text:p>5.321.369</text:p>
          </table:table-cell>
          <table:table-cell office:value-type="float" office:value="5199609" table:style-name="ce13">
            <text:p>5.199.609</text:p>
          </table:table-cell>
          <table:table-cell office:value-type="float" office:value="48669" table:style-name="ce13">
            <text:p>48.669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20367" table:style-name="ce14">
            <text:p>2.220.367</text:p>
          </table:table-cell>
          <table:table-cell office:value-type="percentage" office:value="0.92239533893464332" table:style-name="ce15">
            <text:p>92,2%</text:p>
          </table:table-cell>
          <table:table-cell office:value-type="float" office:value="1187210" table:style-name="ce13">
            <text:p>1.187.210</text:p>
          </table:table-cell>
          <table:table-cell office:value-type="float" office:value="1153228" table:style-name="ce13">
            <text:p>1.153.228</text:p>
          </table:table-cell>
          <table:table-cell office:value-type="float" office:value="5486" table:style-name="ce13">
            <text:p>5.486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981247" table:style-name="ce14">
            <text:p>981.247</text:p>
          </table:table-cell>
          <table:table-cell office:value-type="percentage" office:value="0.9379377255239324" table:style-name="ce15">
            <text:p>93,8%</text:p>
          </table:table-cell>
          <table:table-cell office:value-type="float" office:value="526928" table:style-name="ce13">
            <text:p>526.928</text:p>
          </table:table-cell>
          <table:table-cell office:value-type="float" office:value="520155" table:style-name="ce13">
            <text:p>520.155</text:p>
          </table:table-cell>
          <table:table-cell office:value-type="float" office:value="3167" table:style-name="ce13">
            <text:p>3.167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597220" table:style-name="ce7">
            <text:p>2.597.22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668820" table:style-name="ce14">
            <text:p>3.668.820</text:p>
          </table:table-cell>
          <table:table-cell office:value-type="float" office:value="3363148" table:style-name="ce14">
            <text:p>3.363.148</text:p>
          </table:table-cell>
          <table:table-cell office:value-type="percentage" office:value="0.91668383840035761" table:style-name="ce15">
            <text:p>91,7%</text:p>
          </table:table-cell>
          <table:table-cell office:value-type="float" office:value="1808412" table:style-name="ce13">
            <text:p>1.808.412</text:p>
          </table:table-cell>
          <table:table-cell office:value-type="float" office:value="1776369" table:style-name="ce13">
            <text:p>1.776.369</text:p>
          </table:table-cell>
          <table:table-cell office:value-type="float" office:value="13481" table:style-name="ce13">
            <text:p>13.481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4150" table:style-name="ce13">
            <text:p>4.150</text:p>
          </table:table-cell>
          <table:table-cell office:value-type="float" office:value="140230" table:style-name="ce14">
            <text:p>140.230</text:p>
          </table:table-cell>
          <table:table-cell office:value-type="float" office:value="114016" table:style-name="ce14">
            <text:p>114.016</text:p>
          </table:table-cell>
          <table:table-cell office:value-type="percentage" office:value="0.81306425158667905" table:style-name="ce15">
            <text:p>81,3%</text:p>
          </table:table-cell>
          <table:table-cell office:value-type="float" office:value="62353" table:style-name="ce13">
            <text:p>62.353</text:p>
          </table:table-cell>
          <table:table-cell office:value-type="float" office:value="59327" table:style-name="ce13">
            <text:p>59.327</text:p>
          </table:table-cell>
          <table:table-cell office:value-type="float" office:value="430" table:style-name="ce13">
            <text:p>430</text:p>
          </table:table-cell>
          <table:table-cell office:value-type="date" office:date-value="2021-10-20T00:00:00" table:style-name="ce16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1936" table:style-name="ce14">
            <text:p>101.936</text:p>
          </table:table-cell>
          <table:table-cell office:value-type="percentage" office:value="0.72243798724309005" table:style-name="ce15">
            <text:p>72,2%</text:p>
          </table:table-cell>
          <table:table-cell office:value-type="float" office:value="57127" table:style-name="ce13">
            <text:p>57.127</text:p>
          </table:table-cell>
          <table:table-cell office:value-type="float" office:value="54636" table:style-name="ce13">
            <text:p>54.636</text:p>
          </table:table-cell>
          <table:table-cell office:value-type="float" office:value="204" table:style-name="ce13">
            <text:p>204</text:p>
          </table:table-cell>
          <table:table-cell office:value-type="date" office:date-value="2021-10-20T00:00:00" table:style-name="ce17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3004" table:style-name="ce14">
            <text:p>173.004</text:p>
          </table:table-cell>
          <table:table-cell office:value-type="percentage" office:value="0.81514149209849318" table:style-name="ce15">
            <text:p>81,5%</text:p>
          </table:table-cell>
          <table:table-cell office:value-type="float" office:value="92822" table:style-name="ce13">
            <text:p>92.822</text:p>
          </table:table-cell>
          <table:table-cell office:value-type="float" office:value="86744" table:style-name="ce13">
            <text:p>86.744</text:p>
          </table:table-cell>
          <table:table-cell office:value-type="float" office:value="0" table:style-name="ce13">
            <text:p>0</text:p>
          </table:table-cell>
          <table:table-cell office:value-type="date" office:date-value="2021-10-20T00:00:00" table:style-name="ce17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085" table:style-name="ce13">
            <text:p>4.085</text:p>
          </table:table-cell>
          <table:table-cell office:value-type="float" office:value="8995" table:style-name="ce14">
            <text:p>8.995</text:p>
          </table:table-cell>
          <table:table-cell office:value-type="float" office:value="6858" table:style-name="ce14">
            <text:p>6.858</text:p>
          </table:table-cell>
          <table:table-cell office:value-type="percentage" office:value="0.76242356864924954" table:style-name="ce15">
            <text:p>76,2%</text:p>
          </table:table-cell>
          <table:table-cell office:value-type="float" office:value="5149" table:style-name="ce13">
            <text:p>5.149</text:p>
          </table:table-cell>
          <table:table-cell office:value-type="float" office:value="4901" table:style-name="ce13">
            <text:p>4.901</text:p>
          </table:table-cell>
          <table:table-cell office:value-type="float" office:value="0" table:style-name="ce13">
            <text:p>0</text:p>
          </table:table-cell>
          <table:table-cell office:value-type="date" office:date-value="2021-10-20T00:00:00" table:style-name="ce17">
            <text:p>20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3616591" table:style-name="ce19">
            <text:p>53.616.591</text:p>
          </table:table-cell>
          <table:table-cell office:value-type="float" office:value="10752860" table:style-name="ce20">
            <text:p>10.752.860</text:p>
          </table:table-cell>
          <table:table-cell office:value-type="float" office:value="9111010" table:style-name="ce21">
            <text:p>9.111.010</text:p>
          </table:table-cell>
          <table:table-cell office:value-type="float" office:value="2161560" table:style-name="ce22">
            <text:p>2.161.560</text:p>
          </table:table-cell>
          <table:table-cell office:value-type="float" office:value="75642021" table:style-name="ce23">
            <text:p>75.642.021</text:p>
          </table:table-cell>
          <table:table-cell office:value-type="float" office:value="71231804" table:style-name="ce23">
            <text:p>71.231.804</text:p>
          </table:table-cell>
          <table:table-cell office:value-type="percentage" office:value="0.9416962034898565" table:style-name="ce24">
            <text:p>94,2%</text:p>
          </table:table-cell>
          <table:table-cell office:value-type="float" office:value="37938819" table:style-name="ce23">
            <text:p>37.938.819</text:p>
          </table:table-cell>
          <table:table-cell office:value-type="float" office:value="37176352" table:style-name="ce23">
            <text:p>37.176.352</text:p>
          </table:table-cell>
          <table:table-cell office:value-type="float" office:value="455403" table:style-name="ce23">
            <text:p>455.403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32843" table:style-name="ce31">
            <text:p>6.832.843</text:p>
          </table:table-cell>
          <table:table-cell office:value-type="percentage" office:value="0.9169170589004928" table:style-name="ce32">
            <text:p>91,7%</text:p>
          </table:table-cell>
          <table:table-cell office:value-type="float" office:value="6721608" table:style-name="ce31">
            <text:p>6.721.608</text:p>
          </table:table-cell>
          <table:table-cell office:value-type="percentage" office:value="0.90199014355254814" table:style-name="ce32">
            <text:p>90,2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4833" table:style-name="ce31">
            <text:p>1.064.833</text:p>
          </table:table-cell>
          <table:table-cell office:value-type="percentage" office:value="0.89849164735802023" table:style-name="ce32">
            <text:p>89,8%</text:p>
          </table:table-cell>
          <table:table-cell office:value-type="float" office:value="1045000" table:style-name="ce31">
            <text:p>1.045.000</text:p>
          </table:table-cell>
          <table:table-cell office:value-type="percentage" office:value="0.88175683087313328" table:style-name="ce32">
            <text:p>88,2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3035" table:style-name="ce31">
            <text:p>873.035</text:p>
          </table:table-cell>
          <table:table-cell office:value-type="percentage" office:value="0.93480004325819899" table:style-name="ce32">
            <text:p>93,5%</text:p>
          </table:table-cell>
          <table:table-cell office:value-type="float" office:value="863721" table:style-name="ce31">
            <text:p>863.721</text:p>
          </table:table-cell>
          <table:table-cell office:value-type="percentage" office:value="0.92482710104751231" table:style-name="ce32">
            <text:p>92,5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54963" table:style-name="ce31">
            <text:p>854.963</text:p>
          </table:table-cell>
          <table:table-cell office:value-type="percentage" office:value="0.82615737094718456" table:style-name="ce32">
            <text:p>82,6%</text:p>
          </table:table-cell>
          <table:table-cell office:value-type="float" office:value="837122" table:style-name="ce31">
            <text:p>837.122</text:p>
          </table:table-cell>
          <table:table-cell office:value-type="percentage" office:value="0.80891747441941819" table:style-name="ce32">
            <text:p>80,9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71004" table:style-name="ce31">
            <text:p>1.671.004</text:p>
          </table:table-cell>
          <table:table-cell office:value-type="percentage" office:value="0.85221652265890924" table:style-name="ce32">
            <text:p>85,2%</text:p>
          </table:table-cell>
          <table:table-cell office:value-type="float" office:value="1629562" table:style-name="ce31">
            <text:p>1.629.562</text:p>
          </table:table-cell>
          <table:table-cell office:value-type="percentage" office:value="0.83108099148601522" table:style-name="ce32">
            <text:p>83,1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1681" table:style-name="ce31">
            <text:p>481.681</text:p>
          </table:table-cell>
          <table:table-cell office:value-type="percentage" office:value="0.91901581105342789" table:style-name="ce32">
            <text:p>91,9%</text:p>
          </table:table-cell>
          <table:table-cell office:value-type="float" office:value="475359" table:style-name="ce31">
            <text:p>475.359</text:p>
          </table:table-cell>
          <table:table-cell office:value-type="percentage" office:value="0.90695384897171871" table:style-name="ce32">
            <text:p>90,7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1999544" table:style-name="ce31">
            <text:p>1.999.544</text:p>
          </table:table-cell>
          <table:table-cell office:value-type="percentage" office:value="0.9188012606990088" table:style-name="ce32">
            <text:p>91,9%</text:p>
          </table:table-cell>
          <table:table-cell office:value-type="float" office:value="1959795" table:style-name="ce31">
            <text:p>1.959.795</text:p>
          </table:table-cell>
          <table:table-cell office:value-type="percentage" office:value="0.90053638065059527" table:style-name="ce32">
            <text:p>90,1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15960" table:style-name="ce31">
            <text:p>1.615.960</text:p>
          </table:table-cell>
          <table:table-cell office:value-type="percentage" office:value="0.893395784129006" table:style-name="ce32">
            <text:p>89,3%</text:p>
          </table:table-cell>
          <table:table-cell office:value-type="float" office:value="1553573" table:style-name="ce31">
            <text:p>1.553.573</text:p>
          </table:table-cell>
          <table:table-cell office:value-type="percentage" office:value="0.858904656387938" table:style-name="ce32">
            <text:p>85,9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52633" table:style-name="ce31">
            <text:p>5.952.633</text:p>
          </table:table-cell>
          <table:table-cell office:value-type="percentage" office:value="0.86667457733723918" table:style-name="ce32">
            <text:p>86,7%</text:p>
          </table:table-cell>
          <table:table-cell office:value-type="float" office:value="5816719" table:style-name="ce31">
            <text:p>5.816.719</text:p>
          </table:table-cell>
          <table:table-cell office:value-type="percentage" office:value="0.84688615622943464" table:style-name="ce32">
            <text:p>84,7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68208" table:style-name="ce31">
            <text:p>4.068.208</text:p>
          </table:table-cell>
          <table:table-cell office:value-type="percentage" office:value="0.9063707611008589" table:style-name="ce32">
            <text:p>90,6%</text:p>
          </table:table-cell>
          <table:table-cell office:value-type="float" office:value="3999906" table:style-name="ce31">
            <text:p>3.999.906</text:p>
          </table:table-cell>
          <table:table-cell office:value-type="percentage" office:value="0.89115351170635626" table:style-name="ce32">
            <text:p>89,1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6457" table:style-name="ce31">
            <text:p>896.457</text:p>
          </table:table-cell>
          <table:table-cell office:value-type="percentage" office:value="0.94023726790548301" table:style-name="ce32">
            <text:p>94,0%</text:p>
          </table:table-cell>
          <table:table-cell office:value-type="float" office:value="881681" table:style-name="ce31">
            <text:p>881.681</text:p>
          </table:table-cell>
          <table:table-cell office:value-type="percentage" office:value="0.92473965243639589" table:style-name="ce32">
            <text:p>92,5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06805" table:style-name="ce31">
            <text:p>2.306.805</text:p>
          </table:table-cell>
          <table:table-cell office:value-type="percentage" office:value="0.93982799734528089" table:style-name="ce32">
            <text:p>94,0%</text:p>
          </table:table-cell>
          <table:table-cell office:value-type="float" office:value="2283368" table:style-name="ce31">
            <text:p>2.283.368</text:p>
          </table:table-cell>
          <table:table-cell office:value-type="percentage" office:value="0.93027940144151733" table:style-name="ce32">
            <text:p>93,0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59483" table:style-name="ce31">
            <text:p>259.483</text:p>
          </table:table-cell>
          <table:table-cell office:value-type="percentage" office:value="0.91376906011198367" table:style-name="ce32">
            <text:p>91,4%</text:p>
          </table:table-cell>
          <table:table-cell office:value-type="float" office:value="253969" table:style-name="ce31">
            <text:p>253.969</text:p>
          </table:table-cell>
          <table:table-cell office:value-type="percentage" office:value="0.89435151600521179" table:style-name="ce32">
            <text:p>89,4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21369" table:style-name="ce31">
            <text:p>5.321.369</text:p>
          </table:table-cell>
          <table:table-cell office:value-type="percentage" office:value="0.89016812990836136" table:style-name="ce32">
            <text:p>89,0%</text:p>
          </table:table-cell>
          <table:table-cell office:value-type="float" office:value="5199609" table:style-name="ce31">
            <text:p>5.199.609</text:p>
          </table:table-cell>
          <table:table-cell office:value-type="percentage" office:value="0.86979989919599354" table:style-name="ce32">
            <text:p>87,0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87210" table:style-name="ce31">
            <text:p>1.187.210</text:p>
          </table:table-cell>
          <table:table-cell office:value-type="percentage" office:value="0.90617240792375153" table:style-name="ce32">
            <text:p>90,6%</text:p>
          </table:table-cell>
          <table:table-cell office:value-type="float" office:value="1153228" table:style-name="ce31">
            <text:p>1.153.228</text:p>
          </table:table-cell>
          <table:table-cell office:value-type="percentage" office:value="0.88023466248186255" table:style-name="ce32">
            <text:p>88,0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6928" table:style-name="ce31">
            <text:p>526.928</text:p>
          </table:table-cell>
          <table:table-cell office:value-type="percentage" office:value="0.90638062178982171" table:style-name="ce32">
            <text:p>90,6%</text:p>
          </table:table-cell>
          <table:table-cell office:value-type="float" office:value="520155" table:style-name="ce31">
            <text:p>520.155</text:p>
          </table:table-cell>
          <table:table-cell office:value-type="percentage" office:value="0.89473023321418621" table:style-name="ce32">
            <text:p>89,5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08412" table:style-name="ce31">
            <text:p>1.808.412</text:p>
          </table:table-cell>
          <table:table-cell office:value-type="percentage" office:value="0.91152417181340395" table:style-name="ce32">
            <text:p>91,2%</text:p>
          </table:table-cell>
          <table:table-cell office:value-type="float" office:value="1776369" table:style-name="ce31">
            <text:p>1.776.369</text:p>
          </table:table-cell>
          <table:table-cell office:value-type="percentage" office:value="0.89537300214774318" table:style-name="ce32">
            <text:p>89,5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353" table:style-name="ce31">
            <text:p>62.353</text:p>
          </table:table-cell>
          <table:table-cell office:value-type="percentage" office:value="0.87864440217008388" table:style-name="ce32">
            <text:p>87,9%</text:p>
          </table:table-cell>
          <table:table-cell office:value-type="float" office:value="59327" table:style-name="ce31">
            <text:p>59.327</text:p>
          </table:table-cell>
          <table:table-cell office:value-type="percentage" office:value="0.83600366377791868" table:style-name="ce32">
            <text:p>83,6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7127" table:style-name="ce31">
            <text:p>57.127</text:p>
          </table:table-cell>
          <table:table-cell office:value-type="percentage" office:value="0.80543375583346255" table:style-name="ce32">
            <text:p>80,5%</text:p>
          </table:table-cell>
          <table:table-cell office:value-type="float" office:value="54636" table:style-name="ce31">
            <text:p>54.636</text:p>
          </table:table-cell>
          <table:table-cell office:value-type="percentage" office:value="0.77031313886108255" table:style-name="ce32">
            <text:p>77,0%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2822" table:style-name="ce31">
            <text:p>92.822</text:p>
          </table:table-cell>
          <table:table-cell office:value-type="string" table:style-name="ce32">
            <text:p>-</text:p>
          </table:table-cell>
          <table:table-cell office:value-type="float" office:value="86744" table:style-name="ce31">
            <text:p>86.744</text:p>
          </table:table-cell>
          <table:table-cell office:value-type="string" table:style-name="ce32">
            <text:p>-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149" table:style-name="ce31">
            <text:p>5.149</text:p>
          </table:table-cell>
          <table:table-cell office:value-type="string" table:style-name="ce32">
            <text:p>-</text:p>
          </table:table-cell>
          <table:table-cell office:value-type="float" office:value="4901" table:style-name="ce31">
            <text:p>4.901</text:p>
          </table:table-cell>
          <table:table-cell office:value-type="string" table:style-name="ce32">
            <text:p>-</text:p>
          </table:table-cell>
          <table:table-cell office:value-type="date" office:date-value="2021-10-20T00:00:00" table:style-name="ce33">
            <text:p>20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7938819" table:style-name="ce34">
            <text:p>37.938.819</text:p>
          </table:table-cell>
          <table:table-cell office:value-type="percentage" office:value="0.90073539475838782" table:style-name="ce24">
            <text:p>90,1%</text:p>
          </table:table-cell>
          <table:table-cell office:value-type="float" office:value="37176352" table:style-name="ce34">
            <text:p>37.176.352</text:p>
          </table:table-cell>
          <table:table-cell office:value-type="percentage" office:value="0.88263306494587457" table:style-name="ce24">
            <text:p>88,3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728" table:style-name="ce43">
            <text:p>433.728</text:p>
          </table:table-cell>
          <table:table-cell office:value-type="percentage" office:value="1" table:style-name="ce44">
            <text:p>100,0%</text:p>
          </table:table-cell>
          <table:table-cell office:value-type="float" office:value="653445" table:style-name="ce43">
            <text:p>653.445</text:p>
          </table:table-cell>
          <table:table-cell office:value-type="percentage" office:value="1" table:style-name="ce44">
            <text:p>100,0%</text:p>
          </table:table-cell>
          <table:table-cell office:value-type="float" office:value="928669" table:style-name="ce43">
            <text:p>928.669</text:p>
          </table:table-cell>
          <table:table-cell office:value-type="percentage" office:value="1" table:style-name="ce44">
            <text:p>100,0%</text:p>
          </table:table-cell>
          <table:table-cell office:value-type="float" office:value="1214761" table:style-name="ce43">
            <text:p>1.214.761</text:p>
          </table:table-cell>
          <table:table-cell office:value-type="percentage" office:value="0.96026943426235611" table:style-name="ce44">
            <text:p>96,0%</text:p>
          </table:table-cell>
          <table:table-cell office:value-type="float" office:value="1248837" table:style-name="ce43">
            <text:p>1.248.837</text:p>
          </table:table-cell>
          <table:table-cell office:value-type="percentage" office:value="0.90161315241922324" table:style-name="ce44">
            <text:p>90,2%</text:p>
          </table:table-cell>
          <table:table-cell office:value-type="float" office:value="926900" table:style-name="ce43">
            <text:p>926.900</text:p>
          </table:table-cell>
          <table:table-cell office:value-type="percentage" office:value="0.81291543627221841" table:style-name="ce44">
            <text:p>81,3%</text:p>
          </table:table-cell>
          <table:table-cell office:value-type="float" office:value="763120" table:style-name="ce43">
            <text:p>763.120</text:p>
          </table:table-cell>
          <table:table-cell office:value-type="percentage" office:value="0.82173253850659866" table:style-name="ce44">
            <text:p>82,2%</text:p>
          </table:table-cell>
          <table:table-cell office:value-type="float" office:value="663383" table:style-name="ce43">
            <text:p>663.383</text:p>
          </table:table-cell>
          <table:table-cell office:value-type="percentage" office:value="0.88109554035226134" table:style-name="ce44">
            <text:p>88,1%</text:p>
          </table:table-cell>
          <table:table-cell office:value-type="float" office:value="6832843" table:style-name="ce43">
            <text:p>6.832.843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69170589004928" table:style-name="ce44">
            <text:p>91,7%</text:p>
          </table:table-cell>
          <table:table-cell office:value-type="percentage" office:value="0.80724376451001734" table:style-name="ce44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53" table:style-name="ce46">
            <text:p>101.253</text:p>
          </table:table-cell>
          <table:table-cell office:value-type="percentage" office:value="1" table:style-name="ce47">
            <text:p>100,0%</text:p>
          </table:table-cell>
          <table:table-cell office:value-type="float" office:value="119261" table:style-name="ce46">
            <text:p>119.261</text:p>
          </table:table-cell>
          <table:table-cell office:value-type="percentage" office:value="1" table:style-name="ce47">
            <text:p>100,0%</text:p>
          </table:table-cell>
          <table:table-cell office:value-type="float" office:value="154495" table:style-name="ce46">
            <text:p>154.495</text:p>
          </table:table-cell>
          <table:table-cell office:value-type="percentage" office:value="0.98802816451041464" table:style-name="ce47">
            <text:p>98,8%</text:p>
          </table:table-cell>
          <table:table-cell office:value-type="float" office:value="185879" table:style-name="ce46">
            <text:p>185.879</text:p>
          </table:table-cell>
          <table:table-cell office:value-type="percentage" office:value="0.93752332724723353" table:style-name="ce47">
            <text:p>93,8%</text:p>
          </table:table-cell>
          <table:table-cell office:value-type="float" office:value="187576" table:style-name="ce46">
            <text:p>187.576</text:p>
          </table:table-cell>
          <table:table-cell office:value-type="percentage" office:value="0.87267787273835384" table:style-name="ce47">
            <text:p>87,3%</text:p>
          </table:table-cell>
          <table:table-cell office:value-type="float" office:value="125182" table:style-name="ce46">
            <text:p>125.182</text:p>
          </table:table-cell>
          <table:table-cell office:value-type="percentage" office:value="0.7619760661285806" table:style-name="ce47">
            <text:p>76,2%</text:p>
          </table:table-cell>
          <table:table-cell office:value-type="float" office:value="103425" table:style-name="ce46">
            <text:p>103.425</text:p>
          </table:table-cell>
          <table:table-cell office:value-type="percentage" office:value="0.79313042077898177" table:style-name="ce47">
            <text:p>79,3%</text:p>
          </table:table-cell>
          <table:table-cell office:value-type="float" office:value="87762" table:style-name="ce46">
            <text:p>87.762</text:p>
          </table:table-cell>
          <table:table-cell office:value-type="percentage" office:value="0.85115751292321717" table:style-name="ce47">
            <text:p>85,1%</text:p>
          </table:table-cell>
          <table:table-cell office:value-type="float" office:value="1064833" table:style-name="ce46">
            <text:p>1.064.833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849164735802023" table:style-name="ce47">
            <text:p>89,8%</text:p>
          </table:table-cell>
          <table:table-cell office:value-type="percentage" office:value="0.80099308630794097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51" table:style-name="ce46">
            <text:p>88.951</text:p>
          </table:table-cell>
          <table:table-cell office:value-type="percentage" office:value="1" table:style-name="ce47">
            <text:p>100,0%</text:p>
          </table:table-cell>
          <table:table-cell office:value-type="float" office:value="114345" table:style-name="ce46">
            <text:p>114.345</text:p>
          </table:table-cell>
          <table:table-cell office:value-type="percentage" office:value="1" table:style-name="ce47">
            <text:p>100,0%</text:p>
          </table:table-cell>
          <table:table-cell office:value-type="float" office:value="148154" table:style-name="ce46">
            <text:p>148.154</text:p>
          </table:table-cell>
          <table:table-cell office:value-type="percentage" office:value="0.98999011038943685" table:style-name="ce47">
            <text:p>99,0%</text:p>
          </table:table-cell>
          <table:table-cell office:value-type="float" office:value="153144" table:style-name="ce46">
            <text:p>153.144</text:p>
          </table:table-cell>
          <table:table-cell office:value-type="percentage" office:value="0.94158443235266998" table:style-name="ce47">
            <text:p>94,2%</text:p>
          </table:table-cell>
          <table:table-cell office:value-type="float" office:value="150573" table:style-name="ce46">
            <text:p>150.573</text:p>
          </table:table-cell>
          <table:table-cell office:value-type="percentage" office:value="0.90167252519566687" table:style-name="ce47">
            <text:p>90,2%</text:p>
          </table:table-cell>
          <table:table-cell office:value-type="float" office:value="90874" table:style-name="ce46">
            <text:p>90.874</text:p>
          </table:table-cell>
          <table:table-cell office:value-type="percentage" office:value="0.79399917868782277" table:style-name="ce47">
            <text:p>79,4%</text:p>
          </table:table-cell>
          <table:table-cell office:value-type="float" office:value="66534" table:style-name="ce46">
            <text:p>66.534</text:p>
          </table:table-cell>
          <table:table-cell office:value-type="percentage" office:value="0.84102084413039901" table:style-name="ce47">
            <text:p>84,1%</text:p>
          </table:table-cell>
          <table:table-cell office:value-type="float" office:value="60460" table:style-name="ce46">
            <text:p>60.460</text:p>
          </table:table-cell>
          <table:table-cell office:value-type="percentage" office:value="0.94468750000000001" table:style-name="ce47">
            <text:p>94,5%</text:p>
          </table:table-cell>
          <table:table-cell office:value-type="float" office:value="873035" table:style-name="ce46">
            <text:p>873.035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480004325819899" table:style-name="ce47">
            <text:p>93,5%</text:p>
          </table:table-cell>
          <table:table-cell office:value-type="percentage" office:value="0.85693827150799384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83" table:style-name="ce46">
            <text:p>51.483</text:p>
          </table:table-cell>
          <table:table-cell office:value-type="percentage" office:value="1" table:style-name="ce47">
            <text:p>100,0%</text:p>
          </table:table-cell>
          <table:table-cell office:value-type="float" office:value="79236" table:style-name="ce46">
            <text:p>79.236</text:p>
          </table:table-cell>
          <table:table-cell office:value-type="percentage" office:value="0.98410253862586317" table:style-name="ce47">
            <text:p>98,4%</text:p>
          </table:table-cell>
          <table:table-cell office:value-type="float" office:value="110288" table:style-name="ce46">
            <text:p>110.288</text:p>
          </table:table-cell>
          <table:table-cell office:value-type="percentage" office:value="0.94077505096774738" table:style-name="ce47">
            <text:p>94,1%</text:p>
          </table:table-cell>
          <table:table-cell office:value-type="float" office:value="150106" table:style-name="ce46">
            <text:p>150.106</text:p>
          </table:table-cell>
          <table:table-cell office:value-type="percentage" office:value="0.90536016936373997" table:style-name="ce47">
            <text:p>90,5%</text:p>
          </table:table-cell>
          <table:table-cell office:value-type="float" office:value="167221" table:style-name="ce46">
            <text:p>167.221</text:p>
          </table:table-cell>
          <table:table-cell office:value-type="percentage" office:value="0.8110752187493937" table:style-name="ce47">
            <text:p>81,1%</text:p>
          </table:table-cell>
          <table:table-cell office:value-type="float" office:value="125865" table:style-name="ce46">
            <text:p>125.865</text:p>
          </table:table-cell>
          <table:table-cell office:value-type="percentage" office:value="0.69085609840438666" table:style-name="ce47">
            <text:p>69,1%</text:p>
          </table:table-cell>
          <table:table-cell office:value-type="float" office:value="96550" table:style-name="ce46">
            <text:p>96.550</text:p>
          </table:table-cell>
          <table:table-cell office:value-type="percentage" office:value="0.69993185541749436" table:style-name="ce47">
            <text:p>70,0%</text:p>
          </table:table-cell>
          <table:table-cell office:value-type="float" office:value="74214" table:style-name="ce46">
            <text:p>74.214</text:p>
          </table:table-cell>
          <table:table-cell office:value-type="percentage" office:value="0.77727272727272723" table:style-name="ce47">
            <text:p>77,7%</text:p>
          </table:table-cell>
          <table:table-cell office:value-type="float" office:value="854963" table:style-name="ce46">
            <text:p>854.963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615737094718456" table:style-name="ce47">
            <text:p>82,6%</text:p>
          </table:table-cell>
          <table:table-cell office:value-type="percentage" office:value="0.72977517683943316" table:style-name="ce47">
            <text:p>7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033" table:style-name="ce46">
            <text:p>93.033</text:p>
          </table:table-cell>
          <table:table-cell office:value-type="percentage" office:value="1" table:style-name="ce47">
            <text:p>100,0%</text:p>
          </table:table-cell>
          <table:table-cell office:value-type="float" office:value="151369" table:style-name="ce46">
            <text:p>151.369</text:p>
          </table:table-cell>
          <table:table-cell office:value-type="percentage" office:value="0.97953808620923954" table:style-name="ce47">
            <text:p>98,0%</text:p>
          </table:table-cell>
          <table:table-cell office:value-type="float" office:value="224383" table:style-name="ce46">
            <text:p>224.383</text:p>
          </table:table-cell>
          <table:table-cell office:value-type="percentage" office:value="0.95444762050601462" table:style-name="ce47">
            <text:p>95,4%</text:p>
          </table:table-cell>
          <table:table-cell office:value-type="float" office:value="320513" table:style-name="ce46">
            <text:p>320.513</text:p>
          </table:table-cell>
          <table:table-cell office:value-type="percentage" office:value="0.91441377185374539" table:style-name="ce47">
            <text:p>91,4%</text:p>
          </table:table-cell>
          <table:table-cell office:value-type="float" office:value="317575" table:style-name="ce46">
            <text:p>317.575</text:p>
          </table:table-cell>
          <table:table-cell office:value-type="percentage" office:value="0.81865262267866901" table:style-name="ce47">
            <text:p>81,9%</text:p>
          </table:table-cell>
          <table:table-cell office:value-type="float" office:value="228871" table:style-name="ce46">
            <text:p>228.871</text:p>
          </table:table-cell>
          <table:table-cell office:value-type="percentage" office:value="0.73607582316504472" table:style-name="ce47">
            <text:p>73,6%</text:p>
          </table:table-cell>
          <table:table-cell office:value-type="float" office:value="186741" table:style-name="ce46">
            <text:p>186.741</text:p>
          </table:table-cell>
          <table:table-cell office:value-type="percentage" office:value="0.74177749177749175" table:style-name="ce47">
            <text:p>74,2%</text:p>
          </table:table-cell>
          <table:table-cell office:value-type="float" office:value="148519" table:style-name="ce46">
            <text:p>148.519</text:p>
          </table:table-cell>
          <table:table-cell office:value-type="percentage" office:value="0.82603714188779565" table:style-name="ce47">
            <text:p>82,6%</text:p>
          </table:table-cell>
          <table:table-cell office:value-type="float" office:value="1671004" table:style-name="ce46">
            <text:p>1.671.00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221652265890924" table:style-name="ce47">
            <text:p>85,2%</text:p>
          </table:table-cell>
          <table:table-cell office:value-type="percentage" office:value="0.76794157224056414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13" table:style-name="ce46">
            <text:p>42.313</text:p>
          </table:table-cell>
          <table:table-cell office:value-type="percentage" office:value="1" table:style-name="ce47">
            <text:p>100,0%</text:p>
          </table:table-cell>
          <table:table-cell office:value-type="float" office:value="55912" table:style-name="ce46">
            <text:p>55.912</text:p>
          </table:table-cell>
          <table:table-cell office:value-type="percentage" office:value="1" table:style-name="ce47">
            <text:p>100,0%</text:p>
          </table:table-cell>
          <table:table-cell office:value-type="float" office:value="76652" table:style-name="ce46">
            <text:p>76.652</text:p>
          </table:table-cell>
          <table:table-cell office:value-type="percentage" office:value="0.99104014480574054" table:style-name="ce47">
            <text:p>99,1%</text:p>
          </table:table-cell>
          <table:table-cell office:value-type="float" office:value="84248" table:style-name="ce46">
            <text:p>84.248</text:p>
          </table:table-cell>
          <table:table-cell office:value-type="percentage" office:value="0.93646347427860033" table:style-name="ce47">
            <text:p>93,6%</text:p>
          </table:table-cell>
          <table:table-cell office:value-type="float" office:value="87946" table:style-name="ce46">
            <text:p>87.946</text:p>
          </table:table-cell>
          <table:table-cell office:value-type="percentage" office:value="0.89952848039767208" table:style-name="ce47">
            <text:p>90,0%</text:p>
          </table:table-cell>
          <table:table-cell office:value-type="float" office:value="54514" table:style-name="ce46">
            <text:p>54.514</text:p>
          </table:table-cell>
          <table:table-cell office:value-type="percentage" office:value="0.77354447802704585" table:style-name="ce47">
            <text:p>77,4%</text:p>
          </table:table-cell>
          <table:table-cell office:value-type="float" office:value="41015" table:style-name="ce46">
            <text:p>41.015</text:p>
          </table:table-cell>
          <table:table-cell office:value-type="percentage" office:value="0.81209781209781207" table:style-name="ce47">
            <text:p>81,2%</text:p>
          </table:table-cell>
          <table:table-cell office:value-type="float" office:value="39081" table:style-name="ce46">
            <text:p>39.081</text:p>
          </table:table-cell>
          <table:table-cell office:value-type="percentage" office:value="0.88895207333439485" table:style-name="ce47">
            <text:p>88,9%</text:p>
          </table:table-cell>
          <table:table-cell office:value-type="float" office:value="481681" table:style-name="ce46">
            <text:p>481.681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901581105342789" table:style-name="ce47">
            <text:p>91,9%</text:p>
          </table:table-cell>
          <table:table-cell office:value-type="percentage" office:value="0.82634563093471491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22" table:style-name="ce46">
            <text:p>229.322</text:p>
          </table:table-cell>
          <table:table-cell office:value-type="percentage" office:value="1" table:style-name="ce47">
            <text:p>100,0%</text:p>
          </table:table-cell>
          <table:table-cell office:value-type="float" office:value="250482" table:style-name="ce46">
            <text:p>250.482</text:p>
          </table:table-cell>
          <table:table-cell office:value-type="percentage" office:value="1" table:style-name="ce47">
            <text:p>100,0%</text:p>
          </table:table-cell>
          <table:table-cell office:value-type="float" office:value="320391" table:style-name="ce46">
            <text:p>320.391</text:p>
          </table:table-cell>
          <table:table-cell office:value-type="percentage" office:value="1" table:style-name="ce47">
            <text:p>100,0%</text:p>
          </table:table-cell>
          <table:table-cell office:value-type="float" office:value="352744" table:style-name="ce46">
            <text:p>352.744</text:p>
          </table:table-cell>
          <table:table-cell office:value-type="percentage" office:value="0.92541221223847314" table:style-name="ce47">
            <text:p>92,5%</text:p>
          </table:table-cell>
          <table:table-cell office:value-type="float" office:value="320181" table:style-name="ce46">
            <text:p>320.181</text:p>
          </table:table-cell>
          <table:table-cell office:value-type="percentage" office:value="0.88130083538624571" table:style-name="ce47">
            <text:p>88,1%</text:p>
          </table:table-cell>
          <table:table-cell office:value-type="float" office:value="211575" table:style-name="ce46">
            <text:p>211.575</text:p>
          </table:table-cell>
          <table:table-cell office:value-type="percentage" office:value="0.79009869931997179" table:style-name="ce47">
            <text:p>79,0%</text:p>
          </table:table-cell>
          <table:table-cell office:value-type="float" office:value="172099" table:style-name="ce46">
            <text:p>172.099</text:p>
          </table:table-cell>
          <table:table-cell office:value-type="percentage" office:value="0.8156118783352132" table:style-name="ce47">
            <text:p>81,6%</text:p>
          </table:table-cell>
          <table:table-cell office:value-type="float" office:value="142750" table:style-name="ce46">
            <text:p>142.750</text:p>
          </table:table-cell>
          <table:table-cell office:value-type="percentage" office:value="0.86336200118542172" table:style-name="ce47">
            <text:p>86,3%</text:p>
          </table:table-cell>
          <table:table-cell office:value-type="float" office:value="1999544" table:style-name="ce46">
            <text:p>1.999.54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88012606990088" table:style-name="ce47">
            <text:p>91,9%</text:p>
          </table:table-cell>
          <table:table-cell office:value-type="percentage" office:value="0.83491125792198317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122" table:style-name="ce46">
            <text:p>138.122</text:p>
          </table:table-cell>
          <table:table-cell office:value-type="percentage" office:value="1" table:style-name="ce47">
            <text:p>100,0%</text:p>
          </table:table-cell>
          <table:table-cell office:value-type="float" office:value="158360" table:style-name="ce46">
            <text:p>158.360</text:p>
          </table:table-cell>
          <table:table-cell office:value-type="percentage" office:value="0.99534258112771135" table:style-name="ce47">
            <text:p>99,5%</text:p>
          </table:table-cell>
          <table:table-cell office:value-type="float" office:value="222240" table:style-name="ce46">
            <text:p>222.240</text:p>
          </table:table-cell>
          <table:table-cell office:value-type="percentage" office:value="1" table:style-name="ce47">
            <text:p>100,0%</text:p>
          </table:table-cell>
          <table:table-cell office:value-type="float" office:value="286115" table:style-name="ce46">
            <text:p>286.115</text:p>
          </table:table-cell>
          <table:table-cell office:value-type="percentage" office:value="0.93052185847442748" table:style-name="ce47">
            <text:p>93,1%</text:p>
          </table:table-cell>
          <table:table-cell office:value-type="float" office:value="286611" table:style-name="ce46">
            <text:p>286.611</text:p>
          </table:table-cell>
          <table:table-cell office:value-type="percentage" office:value="0.86692881232891217" table:style-name="ce47">
            <text:p>86,7%</text:p>
          </table:table-cell>
          <table:table-cell office:value-type="float" office:value="204800" table:style-name="ce46">
            <text:p>204.800</text:p>
          </table:table-cell>
          <table:table-cell office:value-type="percentage" office:value="0.77021146968232534" table:style-name="ce47">
            <text:p>77,0%</text:p>
          </table:table-cell>
          <table:table-cell office:value-type="float" office:value="171761" table:style-name="ce46">
            <text:p>171.761</text:p>
          </table:table-cell>
          <table:table-cell office:value-type="percentage" office:value="0.78757296333148397" table:style-name="ce47">
            <text:p>78,8%</text:p>
          </table:table-cell>
          <table:table-cell office:value-type="float" office:value="147951" table:style-name="ce46">
            <text:p>147.951</text:p>
          </table:table-cell>
          <table:table-cell office:value-type="percentage" office:value="0.85042995424551082" table:style-name="ce47">
            <text:p>85,0%</text:p>
          </table:table-cell>
          <table:table-cell office:value-type="float" office:value="1615960" table:style-name="ce46">
            <text:p>1.615.96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3395784129006" table:style-name="ce47">
            <text:p>89,3%</text:p>
          </table:table-cell>
          <table:table-cell office:value-type="percentage" office:value="0.79011510247547823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747" table:style-name="ce46">
            <text:p>458.747</text:p>
          </table:table-cell>
          <table:table-cell office:value-type="percentage" office:value="1" table:style-name="ce47">
            <text:p>100,0%</text:p>
          </table:table-cell>
          <table:table-cell office:value-type="float" office:value="618184" table:style-name="ce46">
            <text:p>618.184</text:p>
          </table:table-cell>
          <table:table-cell office:value-type="percentage" office:value="0.97307065097624401" table:style-name="ce47">
            <text:p>97,3%</text:p>
          </table:table-cell>
          <table:table-cell office:value-type="float" office:value="798890" table:style-name="ce46">
            <text:p>798.890</text:p>
          </table:table-cell>
          <table:table-cell office:value-type="percentage" office:value="0.95380284246117408" table:style-name="ce47">
            <text:p>95,4%</text:p>
          </table:table-cell>
          <table:table-cell office:value-type="float" office:value="1023993" table:style-name="ce46">
            <text:p>1.023.993</text:p>
          </table:table-cell>
          <table:table-cell office:value-type="percentage" office:value="0.9379114839986078" table:style-name="ce47">
            <text:p>93,8%</text:p>
          </table:table-cell>
          <table:table-cell office:value-type="float" office:value="1125150" table:style-name="ce46">
            <text:p>1.125.150</text:p>
          </table:table-cell>
          <table:table-cell office:value-type="percentage" office:value="0.85448697745594282" table:style-name="ce47">
            <text:p>85,4%</text:p>
          </table:table-cell>
          <table:table-cell office:value-type="float" office:value="772448" table:style-name="ce46">
            <text:p>772.448</text:p>
          </table:table-cell>
          <table:table-cell office:value-type="percentage" office:value="0.73943093010878269" table:style-name="ce47">
            <text:p>73,9%</text:p>
          </table:table-cell>
          <table:table-cell office:value-type="float" office:value="631058" table:style-name="ce46">
            <text:p>631.058</text:p>
          </table:table-cell>
          <table:table-cell office:value-type="percentage" office:value="0.75221322271689706" table:style-name="ce47">
            <text:p>75,2%</text:p>
          </table:table-cell>
          <table:table-cell office:value-type="float" office:value="524163" table:style-name="ce46">
            <text:p>524.163</text:p>
          </table:table-cell>
          <table:table-cell office:value-type="percentage" office:value="0.79882682126169291" table:style-name="ce47">
            <text:p>79,9%</text:p>
          </table:table-cell>
          <table:table-cell office:value-type="float" office:value="5952633" table:style-name="ce46">
            <text:p>5.952.633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667457733723918" table:style-name="ce47">
            <text:p>86,7%</text:p>
          </table:table-cell>
          <table:table-cell office:value-type="percentage" office:value="0.76507281878146571" table:style-name="ce47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236" table:style-name="ce46">
            <text:p>297.236</text:p>
          </table:table-cell>
          <table:table-cell office:value-type="percentage" office:value="1" table:style-name="ce47">
            <text:p>100,0%</text:p>
          </table:table-cell>
          <table:table-cell office:value-type="float" office:value="434371" table:style-name="ce46">
            <text:p>434.371</text:p>
          </table:table-cell>
          <table:table-cell office:value-type="percentage" office:value="0.99202716837725124" table:style-name="ce47">
            <text:p>99,2%</text:p>
          </table:table-cell>
          <table:table-cell office:value-type="float" office:value="569909" table:style-name="ce46">
            <text:p>569.909</text:p>
          </table:table-cell>
          <table:table-cell office:value-type="percentage" office:value="0.98136993566695596" table:style-name="ce47">
            <text:p>98,1%</text:p>
          </table:table-cell>
          <table:table-cell office:value-type="float" office:value="714567" table:style-name="ce46">
            <text:p>714.567</text:p>
          </table:table-cell>
          <table:table-cell office:value-type="percentage" office:value="0.94980022171003831" table:style-name="ce47">
            <text:p>95,0%</text:p>
          </table:table-cell>
          <table:table-cell office:value-type="float" office:value="752023" table:style-name="ce46">
            <text:p>752.023</text:p>
          </table:table-cell>
          <table:table-cell office:value-type="percentage" office:value="0.88308313409770922" table:style-name="ce47">
            <text:p>88,3%</text:p>
          </table:table-cell>
          <table:table-cell office:value-type="float" office:value="508119" table:style-name="ce46">
            <text:p>508.119</text:p>
          </table:table-cell>
          <table:table-cell office:value-type="percentage" office:value="0.7832168802282512" table:style-name="ce47">
            <text:p>78,3%</text:p>
          </table:table-cell>
          <table:table-cell office:value-type="float" office:value="423321" table:style-name="ce46">
            <text:p>423.321</text:p>
          </table:table-cell>
          <table:table-cell office:value-type="percentage" office:value="0.82018925611187965" table:style-name="ce47">
            <text:p>82,0%</text:p>
          </table:table-cell>
          <table:table-cell office:value-type="float" office:value="368662" table:style-name="ce46">
            <text:p>368.662</text:p>
          </table:table-cell>
          <table:table-cell office:value-type="percentage" office:value="0.86839830306856269" table:style-name="ce47">
            <text:p>86,8%</text:p>
          </table:table-cell>
          <table:table-cell office:value-type="float" office:value="4068208" table:style-name="ce46">
            <text:p>4.068.208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63707611008589" table:style-name="ce47">
            <text:p>90,6%</text:p>
          </table:table-cell>
          <table:table-cell office:value-type="percentage" office:value="0.80441448322867715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56" table:style-name="ce46">
            <text:p>78.256</text:p>
          </table:table-cell>
          <table:table-cell office:value-type="percentage" office:value="1" table:style-name="ce47">
            <text:p>100,0%</text:p>
          </table:table-cell>
          <table:table-cell office:value-type="float" office:value="95914" table:style-name="ce46">
            <text:p>95.914</text:p>
          </table:table-cell>
          <table:table-cell office:value-type="percentage" office:value="1" table:style-name="ce47">
            <text:p>100,0%</text:p>
          </table:table-cell>
          <table:table-cell office:value-type="float" office:value="132836" table:style-name="ce46">
            <text:p>132.836</text:p>
          </table:table-cell>
          <table:table-cell office:value-type="percentage" office:value="1" table:style-name="ce47">
            <text:p>100,0%</text:p>
          </table:table-cell>
          <table:table-cell office:value-type="float" office:value="161438" table:style-name="ce46">
            <text:p>161.438</text:p>
          </table:table-cell>
          <table:table-cell office:value-type="percentage" office:value="0.95403507942511345" table:style-name="ce47">
            <text:p>95,4%</text:p>
          </table:table-cell>
          <table:table-cell office:value-type="float" office:value="146164" table:style-name="ce46">
            <text:p>146.164</text:p>
          </table:table-cell>
          <table:table-cell office:value-type="percentage" office:value="0.91642318833310343" table:style-name="ce47">
            <text:p>91,6%</text:p>
          </table:table-cell>
          <table:table-cell office:value-type="float" office:value="112916" table:style-name="ce46">
            <text:p>112.916</text:p>
          </table:table-cell>
          <table:table-cell office:value-type="percentage" office:value="0.84594580420890175" table:style-name="ce47">
            <text:p>84,6%</text:p>
          </table:table-cell>
          <table:table-cell office:value-type="float" office:value="92956" table:style-name="ce46">
            <text:p>92.956</text:p>
          </table:table-cell>
          <table:table-cell office:value-type="percentage" office:value="0.8202965054712319" table:style-name="ce47">
            <text:p>82,0%</text:p>
          </table:table-cell>
          <table:table-cell office:value-type="float" office:value="75977" table:style-name="ce46">
            <text:p>75.977</text:p>
          </table:table-cell>
          <table:table-cell office:value-type="percentage" office:value="0.89648377581120942" table:style-name="ce47">
            <text:p>89,6%</text:p>
          </table:table-cell>
          <table:table-cell office:value-type="float" office:value="896457" table:style-name="ce46">
            <text:p>896.457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023726790548301" table:style-name="ce47">
            <text:p>94,0%</text:p>
          </table:table-cell>
          <table:table-cell office:value-type="percentage" office:value="0.84254506868974899" table:style-name="ce47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277" table:style-name="ce46">
            <text:p>242.277</text:p>
          </table:table-cell>
          <table:table-cell office:value-type="percentage" office:value="1" table:style-name="ce47">
            <text:p>100,0%</text:p>
          </table:table-cell>
          <table:table-cell office:value-type="float" office:value="291287" table:style-name="ce46">
            <text:p>291.287</text:p>
          </table:table-cell>
          <table:table-cell office:value-type="percentage" office:value="1" table:style-name="ce47">
            <text:p>100,0%</text:p>
          </table:table-cell>
          <table:table-cell office:value-type="float" office:value="345881" table:style-name="ce46">
            <text:p>345.881</text:p>
          </table:table-cell>
          <table:table-cell office:value-type="percentage" office:value="0.99698495648940555" table:style-name="ce47">
            <text:p>99,7%</text:p>
          </table:table-cell>
          <table:table-cell office:value-type="float" office:value="390690" table:style-name="ce46">
            <text:p>390.690</text:p>
          </table:table-cell>
          <table:table-cell office:value-type="percentage" office:value="0.96255380165513227" table:style-name="ce47">
            <text:p>96,3%</text:p>
          </table:table-cell>
          <table:table-cell office:value-type="float" office:value="407606" table:style-name="ce46">
            <text:p>407.606</text:p>
          </table:table-cell>
          <table:table-cell office:value-type="percentage" office:value="0.919645052919424" table:style-name="ce47">
            <text:p>92,0%</text:p>
          </table:table-cell>
          <table:table-cell office:value-type="float" office:value="263072" table:style-name="ce46">
            <text:p>263.072</text:p>
          </table:table-cell>
          <table:table-cell office:value-type="percentage" office:value="0.81343689704645528" table:style-name="ce47">
            <text:p>81,3%</text:p>
          </table:table-cell>
          <table:table-cell office:value-type="float" office:value="198256" table:style-name="ce46">
            <text:p>198.256</text:p>
          </table:table-cell>
          <table:table-cell office:value-type="percentage" office:value="0.85832168013819321" table:style-name="ce47">
            <text:p>85,8%</text:p>
          </table:table-cell>
          <table:table-cell office:value-type="float" office:value="167736" table:style-name="ce46">
            <text:p>167.736</text:p>
          </table:table-cell>
          <table:table-cell office:value-type="percentage" office:value="0.93183042881665712" table:style-name="ce47">
            <text:p>93,2%</text:p>
          </table:table-cell>
          <table:table-cell office:value-type="float" office:value="2306805" table:style-name="ce46">
            <text:p>2.306.805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982799734528089" table:style-name="ce47">
            <text:p>94,0%</text:p>
          </table:table-cell>
          <table:table-cell office:value-type="percentage" office:value="0.85379701601032487" table:style-name="ce47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62" table:style-name="ce46">
            <text:p>23.362</text:p>
          </table:table-cell>
          <table:table-cell office:value-type="percentage" office:value="1" table:style-name="ce47">
            <text:p>100,0%</text:p>
          </table:table-cell>
          <table:table-cell office:value-type="float" office:value="28660" table:style-name="ce46">
            <text:p>28.660</text:p>
          </table:table-cell>
          <table:table-cell office:value-type="percentage" office:value="1" table:style-name="ce47">
            <text:p>100,0%</text:p>
          </table:table-cell>
          <table:table-cell office:value-type="float" office:value="38030" table:style-name="ce46">
            <text:p>38.030</text:p>
          </table:table-cell>
          <table:table-cell office:value-type="percentage" office:value="1" table:style-name="ce47">
            <text:p>100,0%</text:p>
          </table:table-cell>
          <table:table-cell office:value-type="float" office:value="45367" table:style-name="ce46">
            <text:p>45.367</text:p>
          </table:table-cell>
          <table:table-cell office:value-type="percentage" office:value="0.95180849278281299" table:style-name="ce47">
            <text:p>95,2%</text:p>
          </table:table-cell>
          <table:table-cell office:value-type="float" office:value="47472" table:style-name="ce46">
            <text:p>47.472</text:p>
          </table:table-cell>
          <table:table-cell office:value-type="percentage" office:value="0.89659470791546259" table:style-name="ce47">
            <text:p>89,7%</text:p>
          </table:table-cell>
          <table:table-cell office:value-type="float" office:value="30989" table:style-name="ce46">
            <text:p>30.989</text:p>
          </table:table-cell>
          <table:table-cell office:value-type="percentage" office:value="0.78814313690582161" table:style-name="ce47">
            <text:p>78,8%</text:p>
          </table:table-cell>
          <table:table-cell office:value-type="float" office:value="23908" table:style-name="ce46">
            <text:p>23.908</text:p>
          </table:table-cell>
          <table:table-cell office:value-type="percentage" office:value="0.78494976689211371" table:style-name="ce47">
            <text:p>78,5%</text:p>
          </table:table-cell>
          <table:table-cell office:value-type="float" office:value="21695" table:style-name="ce46">
            <text:p>21.695</text:p>
          </table:table-cell>
          <table:table-cell office:value-type="percentage" office:value="0.84971800093999683" table:style-name="ce47">
            <text:p>85,0%</text:p>
          </table:table-cell>
          <table:table-cell office:value-type="float" office:value="259483" table:style-name="ce46">
            <text:p>259.48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376906011198367" table:style-name="ce47">
            <text:p>91,4%</text:p>
          </table:table-cell>
          <table:table-cell office:value-type="percentage" office:value="0.81110235875891645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808" table:style-name="ce46">
            <text:p>373.808</text:p>
          </table:table-cell>
          <table:table-cell office:value-type="percentage" office:value="1" table:style-name="ce47">
            <text:p>100,0%</text:p>
          </table:table-cell>
          <table:table-cell office:value-type="float" office:value="510813" table:style-name="ce46">
            <text:p>510.813</text:p>
          </table:table-cell>
          <table:table-cell office:value-type="percentage" office:value="0.9709778532203216" table:style-name="ce47">
            <text:p>97,1%</text:p>
          </table:table-cell>
          <table:table-cell office:value-type="float" office:value="688231" table:style-name="ce46">
            <text:p>688.231</text:p>
          </table:table-cell>
          <table:table-cell office:value-type="percentage" office:value="0.97854186483308525" table:style-name="ce47">
            <text:p>97,9%</text:p>
          </table:table-cell>
          <table:table-cell office:value-type="float" office:value="939043" table:style-name="ce46">
            <text:p>939.043</text:p>
          </table:table-cell>
          <table:table-cell office:value-type="percentage" office:value="0.96531600572789611" table:style-name="ce47">
            <text:p>96,5%</text:p>
          </table:table-cell>
          <table:table-cell office:value-type="float" office:value="1027783" table:style-name="ce46">
            <text:p>1.027.783</text:p>
          </table:table-cell>
          <table:table-cell office:value-type="percentage" office:value="0.8814824725486311" table:style-name="ce47">
            <text:p>88,1%</text:p>
          </table:table-cell>
          <table:table-cell office:value-type="float" office:value="740901" table:style-name="ce46">
            <text:p>740.901</text:p>
          </table:table-cell>
          <table:table-cell office:value-type="percentage" office:value="0.78019144096710336" table:style-name="ce47">
            <text:p>78,0%</text:p>
          </table:table-cell>
          <table:table-cell office:value-type="float" office:value="592137" table:style-name="ce46">
            <text:p>592.137</text:p>
          </table:table-cell>
          <table:table-cell office:value-type="percentage" office:value="0.79751776154079257" table:style-name="ce47">
            <text:p>79,8%</text:p>
          </table:table-cell>
          <table:table-cell office:value-type="float" office:value="448653" table:style-name="ce46">
            <text:p>448.653</text:p>
          </table:table-cell>
          <table:table-cell office:value-type="percentage" office:value="0.81051302340201825" table:style-name="ce47">
            <text:p>81,1%</text:p>
          </table:table-cell>
          <table:table-cell office:value-type="float" office:value="5321369" table:style-name="ce46">
            <text:p>5.321.369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016812990836136" table:style-name="ce47">
            <text:p>89,0%</text:p>
          </table:table-cell>
          <table:table-cell office:value-type="percentage" office:value="0.78487564986324254" table:style-name="ce47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57" table:style-name="ce46">
            <text:p>73.957</text:p>
          </table:table-cell>
          <table:table-cell office:value-type="percentage" office:value="1" table:style-name="ce47">
            <text:p>100,0%</text:p>
          </table:table-cell>
          <table:table-cell office:value-type="float" office:value="103263" table:style-name="ce46">
            <text:p>103.263</text:p>
          </table:table-cell>
          <table:table-cell office:value-type="percentage" office:value="1" table:style-name="ce47">
            <text:p>100,0%</text:p>
          </table:table-cell>
          <table:table-cell office:value-type="float" office:value="148147" table:style-name="ce46">
            <text:p>148.147</text:p>
          </table:table-cell>
          <table:table-cell office:value-type="percentage" office:value="1" table:style-name="ce47">
            <text:p>100,0%</text:p>
          </table:table-cell>
          <table:table-cell office:value-type="float" office:value="207208" table:style-name="ce46">
            <text:p>207.208</text:p>
          </table:table-cell>
          <table:table-cell office:value-type="percentage" office:value="0.97163971939828186" table:style-name="ce47">
            <text:p>97,2%</text:p>
          </table:table-cell>
          <table:table-cell office:value-type="float" office:value="231085" table:style-name="ce46">
            <text:p>231.085</text:p>
          </table:table-cell>
          <table:table-cell office:value-type="percentage" office:value="0.90922146547212945" table:style-name="ce47">
            <text:p>90,9%</text:p>
          </table:table-cell>
          <table:table-cell office:value-type="float" office:value="166169" table:style-name="ce46">
            <text:p>166.169</text:p>
          </table:table-cell>
          <table:table-cell office:value-type="percentage" office:value="0.79505557336497568" table:style-name="ce47">
            <text:p>79,5%</text:p>
          </table:table-cell>
          <table:table-cell office:value-type="float" office:value="139414" table:style-name="ce46">
            <text:p>139.414</text:p>
          </table:table-cell>
          <table:table-cell office:value-type="percentage" office:value="0.8093794993265524" table:style-name="ce47">
            <text:p>80,9%</text:p>
          </table:table-cell>
          <table:table-cell office:value-type="float" office:value="117967" table:style-name="ce46">
            <text:p>117.967</text:p>
          </table:table-cell>
          <table:table-cell office:value-type="percentage" office:value="0.83137412434634306" table:style-name="ce47">
            <text:p>83,1%</text:p>
          </table:table-cell>
          <table:table-cell office:value-type="float" office:value="1187210" table:style-name="ce46">
            <text:p>1.187.210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617240792375153" table:style-name="ce47">
            <text:p>90,6%</text:p>
          </table:table-cell>
          <table:table-cell office:value-type="percentage" office:value="0.78558095246917947" table:style-name="ce47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07" table:style-name="ce46">
            <text:p>42.507</text:p>
          </table:table-cell>
          <table:table-cell office:value-type="percentage" office:value="1" table:style-name="ce47">
            <text:p>100,0%</text:p>
          </table:table-cell>
          <table:table-cell office:value-type="float" office:value="55892" table:style-name="ce46">
            <text:p>55.892</text:p>
          </table:table-cell>
          <table:table-cell office:value-type="percentage" office:value="1" table:style-name="ce47">
            <text:p>100,0%</text:p>
          </table:table-cell>
          <table:table-cell office:value-type="float" office:value="72269" table:style-name="ce46">
            <text:p>72.269</text:p>
          </table:table-cell>
          <table:table-cell office:value-type="percentage" office:value="0.97867125291154322" table:style-name="ce47">
            <text:p>97,9%</text:p>
          </table:table-cell>
          <table:table-cell office:value-type="float" office:value="91857" table:style-name="ce46">
            <text:p>91.857</text:p>
          </table:table-cell>
          <table:table-cell office:value-type="percentage" office:value="0.94997621362235507" table:style-name="ce47">
            <text:p>95,0%</text:p>
          </table:table-cell>
          <table:table-cell office:value-type="float" office:value="95224" table:style-name="ce46">
            <text:p>95.224</text:p>
          </table:table-cell>
          <table:table-cell office:value-type="percentage" office:value="0.88168737615970072" table:style-name="ce47">
            <text:p>88,2%</text:p>
          </table:table-cell>
          <table:table-cell office:value-type="float" office:value="63868" table:style-name="ce46">
            <text:p>63.868</text:p>
          </table:table-cell>
          <table:table-cell office:value-type="percentage" office:value="0.78518828143248787" table:style-name="ce47">
            <text:p>78,5%</text:p>
          </table:table-cell>
          <table:table-cell office:value-type="float" office:value="56715" table:style-name="ce46">
            <text:p>56.715</text:p>
          </table:table-cell>
          <table:table-cell office:value-type="percentage" office:value="0.83248932141441723" table:style-name="ce47">
            <text:p>83,2%</text:p>
          </table:table-cell>
          <table:table-cell office:value-type="float" office:value="48596" table:style-name="ce46">
            <text:p>48.596</text:p>
          </table:table-cell>
          <table:table-cell office:value-type="percentage" office:value="0.86181457047598775" table:style-name="ce47">
            <text:p>86,2%</text:p>
          </table:table-cell>
          <table:table-cell office:value-type="float" office:value="526928" table:style-name="ce46">
            <text:p>526.928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638062178982171" table:style-name="ce47">
            <text:p>90,6%</text:p>
          </table:table-cell>
          <table:table-cell office:value-type="percentage" office:value="0.79693041559474709" table:style-name="ce47">
            <text:p>79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61" table:style-name="ce46">
            <text:p>164.161</text:p>
          </table:table-cell>
          <table:table-cell office:value-type="percentage" office:value="1" table:style-name="ce47">
            <text:p>100,0%</text:p>
          </table:table-cell>
          <table:table-cell office:value-type="float" office:value="213718" table:style-name="ce46">
            <text:p>213.718</text:p>
          </table:table-cell>
          <table:table-cell office:value-type="percentage" office:value="1" table:style-name="ce47">
            <text:p>100,0%</text:p>
          </table:table-cell>
          <table:table-cell office:value-type="float" office:value="278443" table:style-name="ce46">
            <text:p>278.443</text:p>
          </table:table-cell>
          <table:table-cell office:value-type="percentage" office:value="0.99401682856214679" table:style-name="ce47">
            <text:p>99,4%</text:p>
          </table:table-cell>
          <table:table-cell office:value-type="float" office:value="323592" table:style-name="ce46">
            <text:p>323.592</text:p>
          </table:table-cell>
          <table:table-cell office:value-type="percentage" office:value="0.95180556331751853" table:style-name="ce47">
            <text:p>95,2%</text:p>
          </table:table-cell>
          <table:table-cell office:value-type="float" office:value="319956" table:style-name="ce46">
            <text:p>319.956</text:p>
          </table:table-cell>
          <table:table-cell office:value-type="percentage" office:value="0.88353174110064536" table:style-name="ce47">
            <text:p>88,4%</text:p>
          </table:table-cell>
          <table:table-cell office:value-type="float" office:value="201799" table:style-name="ce46">
            <text:p>201.799</text:p>
          </table:table-cell>
          <table:table-cell office:value-type="percentage" office:value="0.77453241883297574" table:style-name="ce47">
            <text:p>77,5%</text:p>
          </table:table-cell>
          <table:table-cell office:value-type="float" office:value="162052" table:style-name="ce46">
            <text:p>162.052</text:p>
          </table:table-cell>
          <table:table-cell office:value-type="percentage" office:value="0.80409260968372587" table:style-name="ce47">
            <text:p>80,4%</text:p>
          </table:table-cell>
          <table:table-cell office:value-type="float" office:value="144691" table:style-name="ce46">
            <text:p>144.691</text:p>
          </table:table-cell>
          <table:table-cell office:value-type="percentage" office:value="0.8581604450612671" table:style-name="ce47">
            <text:p>85,8%</text:p>
          </table:table-cell>
          <table:table-cell office:value-type="float" office:value="1808412" table:style-name="ce46">
            <text:p>1.808.41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152417181340395" table:style-name="ce47">
            <text:p>91,2%</text:p>
          </table:table-cell>
          <table:table-cell office:value-type="percentage" office:value="0.81441510575977349" table:style-name="ce47">
            <text:p>81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1" table:style-name="ce46">
            <text:p>2.401</text:p>
          </table:table-cell>
          <table:table-cell office:value-type="percentage" office:value="0.9216890595009597" table:style-name="ce47">
            <text:p>92,2%</text:p>
          </table:table-cell>
          <table:table-cell office:value-type="float" office:value="3890" table:style-name="ce46">
            <text:p>3.890</text:p>
          </table:table-cell>
          <table:table-cell office:value-type="percentage" office:value="0.90088003705419173" table:style-name="ce47">
            <text:p>90,1%</text:p>
          </table:table-cell>
          <table:table-cell office:value-type="float" office:value="7661" table:style-name="ce46">
            <text:p>7.661</text:p>
          </table:table-cell>
          <table:table-cell office:value-type="percentage" office:value="0.97505409189257986" table:style-name="ce47">
            <text:p>97,5%</text:p>
          </table:table-cell>
          <table:table-cell office:value-type="float" office:value="10580" table:style-name="ce46">
            <text:p>10.580</text:p>
          </table:table-cell>
          <table:table-cell office:value-type="percentage" office:value="0.91554170993423334" table:style-name="ce47">
            <text:p>91,6%</text:p>
          </table:table-cell>
          <table:table-cell office:value-type="float" office:value="11127" table:style-name="ce46">
            <text:p>11.127</text:p>
          </table:table-cell>
          <table:table-cell office:value-type="percentage" office:value="0.88016136687233038" table:style-name="ce47">
            <text:p>88,0%</text:p>
          </table:table-cell>
          <table:table-cell office:value-type="float" office:value="9215" table:style-name="ce46">
            <text:p>9.215</text:p>
          </table:table-cell>
          <table:table-cell office:value-type="percentage" office:value="0.77476038338658149" table:style-name="ce47">
            <text:p>77,5%</text:p>
          </table:table-cell>
          <table:table-cell office:value-type="float" office:value="9149" table:style-name="ce46">
            <text:p>9.149</text:p>
          </table:table-cell>
          <table:table-cell office:value-type="percentage" office:value="0.83422996261511806" table:style-name="ce47">
            <text:p>83,4%</text:p>
          </table:table-cell>
          <table:table-cell office:value-type="float" office:value="8330" table:style-name="ce46">
            <text:p>8.330</text:p>
          </table:table-cell>
          <table:table-cell office:value-type="percentage" office:value="0.91277668200745121" table:style-name="ce47">
            <text:p>91,3%</text:p>
          </table:table-cell>
          <table:table-cell office:value-type="float" office:value="62353" table:style-name="ce46">
            <text:p>62.35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7864440217008388" table:style-name="ce47">
            <text:p>87,9%</text:p>
          </table:table-cell>
          <table:table-cell office:value-type="percentage" office:value="0.74051685233129849" table:style-name="ce47">
            <text:p>74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2" table:style-name="ce46">
            <text:p>2.012</text:p>
          </table:table-cell>
          <table:table-cell office:value-type="percentage" office:value="0.85653469561515538" table:style-name="ce47">
            <text:p>85,7%</text:p>
          </table:table-cell>
          <table:table-cell office:value-type="float" office:value="3315" table:style-name="ce46">
            <text:p>3.315</text:p>
          </table:table-cell>
          <table:table-cell office:value-type="percentage" office:value="0.88447171824973314" table:style-name="ce47">
            <text:p>88,4%</text:p>
          </table:table-cell>
          <table:table-cell office:value-type="float" office:value="7167" table:style-name="ce46">
            <text:p>7.167</text:p>
          </table:table-cell>
          <table:table-cell office:value-type="percentage" office:value="0.91567650440781911" table:style-name="ce47">
            <text:p>91,6%</text:p>
          </table:table-cell>
          <table:table-cell office:value-type="float" office:value="9684" table:style-name="ce46">
            <text:p>9.684</text:p>
          </table:table-cell>
          <table:table-cell office:value-type="percentage" office:value="0.8570669970793876" table:style-name="ce47">
            <text:p>85,7%</text:p>
          </table:table-cell>
          <table:table-cell office:value-type="float" office:value="10056" table:style-name="ce46">
            <text:p>10.056</text:p>
          </table:table-cell>
          <table:table-cell office:value-type="percentage" office:value="0.83786035660723213" table:style-name="ce47">
            <text:p>83,8%</text:p>
          </table:table-cell>
          <table:table-cell office:value-type="float" office:value="8597" table:style-name="ce46">
            <text:p>8.597</text:p>
          </table:table-cell>
          <table:table-cell office:value-type="percentage" office:value="0.70856342207203493" table:style-name="ce47">
            <text:p>70,9%</text:p>
          </table:table-cell>
          <table:table-cell office:value-type="float" office:value="8636" table:style-name="ce46">
            <text:p>8.636</text:p>
          </table:table-cell>
          <table:table-cell office:value-type="percentage" office:value="0.71996665277198835" table:style-name="ce47">
            <text:p>72,0%</text:p>
          </table:table-cell>
          <table:table-cell office:value-type="float" office:value="7660" table:style-name="ce46">
            <text:p>7.660</text:p>
          </table:table-cell>
          <table:table-cell office:value-type="percentage" office:value="0.80008355964069355" table:style-name="ce47">
            <text:p>80,0%</text:p>
          </table:table-cell>
          <table:table-cell office:value-type="float" office:value="57127" table:style-name="ce46">
            <text:p>57.127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0543375583346255" table:style-name="ce47">
            <text:p>80,5%</text:p>
          </table:table-cell>
          <table:table-cell office:value-type="percentage" office:value="0.65605907483118198" table:style-name="ce47">
            <text:p>65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7" table:style-name="ce46">
            <text:p>3.537</text:p>
          </table:table-cell>
          <table:table-cell office:value-type="string" table:style-name="ce47">
            <text:p>-</text:p>
          </table:table-cell>
          <table:table-cell office:value-type="float" office:value="9519" table:style-name="ce46">
            <text:p>9.519</text:p>
          </table:table-cell>
          <table:table-cell office:value-type="string" table:style-name="ce47">
            <text:p>-</text:p>
          </table:table-cell>
          <table:table-cell office:value-type="float" office:value="22104" table:style-name="ce46">
            <text:p>22.104</text:p>
          </table:table-cell>
          <table:table-cell office:value-type="string" table:style-name="ce47">
            <text:p>-</text:p>
          </table:table-cell>
          <table:table-cell office:value-type="float" office:value="31856" table:style-name="ce46">
            <text:p>31.856</text:p>
          </table:table-cell>
          <table:table-cell office:value-type="string" table:style-name="ce47">
            <text:p>-</text:p>
          </table:table-cell>
          <table:table-cell office:value-type="float" office:value="24578" table:style-name="ce46">
            <text:p>24.578</text:p>
          </table:table-cell>
          <table:table-cell office:value-type="string" table:style-name="ce47">
            <text:p>-</text:p>
          </table:table-cell>
          <table:table-cell office:value-type="float" office:value="1178" table:style-name="ce46">
            <text:p>1.178</text:p>
          </table:table-cell>
          <table:table-cell office:value-type="string" table:style-name="ce47">
            <text:p>-</text:p>
          </table:table-cell>
          <table:table-cell office:value-type="float" office:value="92822" table:style-name="ce46">
            <text:p>92.82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221" table:style-name="ce49">
            <text:p>221</text:p>
          </table:table-cell>
          <table:table-cell office:value-type="string" table:style-name="ce50">
            <text:p>-</text:p>
          </table:table-cell>
          <table:table-cell office:value-type="float" office:value="676" table:style-name="ce49">
            <text:p>676</text:p>
          </table:table-cell>
          <table:table-cell office:value-type="string" table:style-name="ce50">
            <text:p>-</text:p>
          </table:table-cell>
          <table:table-cell office:value-type="float" office:value="1291" table:style-name="ce49">
            <text:p>1.291</text:p>
          </table:table-cell>
          <table:table-cell office:value-type="string" table:style-name="ce50">
            <text:p>-</text:p>
          </table:table-cell>
          <table:table-cell office:value-type="float" office:value="1487" table:style-name="ce49">
            <text:p>1.487</text:p>
          </table:table-cell>
          <table:table-cell office:value-type="string" table:style-name="ce50">
            <text:p>-</text:p>
          </table:table-cell>
          <table:table-cell office:value-type="float" office:value="1243" table:style-name="ce49">
            <text:p>1.243</text:p>
          </table:table-cell>
          <table:table-cell office:value-type="string" table:style-name="ce50">
            <text:p>-</text:p>
          </table:table-cell>
          <table:table-cell office:value-type="float" office:value="171" table:style-name="ce49">
            <text:p>171</text:p>
          </table:table-cell>
          <table:table-cell office:value-type="string" table:style-name="ce50">
            <text:p>-</text:p>
          </table:table-cell>
          <table:table-cell office:value-type="float" office:value="5149" table:style-name="ce49">
            <text:p>5.149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6988" table:style-name="ce53">
            <text:p>2.936.988</text:p>
          </table:table-cell>
          <table:table-cell office:value-type="percentage" office:value="1" table:style-name="ce54">
            <text:p>100,0%</text:p>
          </table:table-cell>
          <table:table-cell office:value-type="float" office:value="3941768" table:style-name="ce53">
            <text:p>3.941.768</text:p>
          </table:table-cell>
          <table:table-cell office:value-type="percentage" office:value="0.99538464840677321" table:style-name="ce54">
            <text:p>99,5%</text:p>
          </table:table-cell>
          <table:table-cell office:value-type="float" office:value="5276494" table:style-name="ce53">
            <text:p>5.276.494</text:p>
          </table:table-cell>
          <table:table-cell office:value-type="percentage" office:value="0.98866551270698477" table:style-name="ce54">
            <text:p>98,9%</text:p>
          </table:table-cell>
          <table:table-cell office:value-type="float" office:value="6675724" table:style-name="ce53">
            <text:p>6.675.724</text:p>
          </table:table-cell>
          <table:table-cell office:value-type="percentage" office:value="0.94915875976390052" table:style-name="ce54">
            <text:p>94,9%</text:p>
          </table:table-cell>
          <table:table-cell office:value-type="float" office:value="6963561" table:style-name="ce53">
            <text:p>6.963.561</text:p>
          </table:table-cell>
          <table:table-cell office:value-type="percentage" office:value="0.88238634916495573" table:style-name="ce54">
            <text:p>88,2%</text:p>
          </table:table-cell>
          <table:table-cell office:value-type="float" office:value="4880017" table:style-name="ce53">
            <text:p>4.880.017</text:p>
          </table:table-cell>
          <table:table-cell office:value-type="percentage" office:value="0.78325864314074067" table:style-name="ce54">
            <text:p>78,3%</text:p>
          </table:table-cell>
          <table:table-cell office:value-type="float" office:value="3964668" table:style-name="ce53">
            <text:p>3.964.668</text:p>
          </table:table-cell>
          <table:table-cell office:value-type="percentage" office:value="0.80181125420657517" table:style-name="ce54">
            <text:p>80,2%</text:p>
          </table:table-cell>
          <table:table-cell office:value-type="float" office:value="3299599" table:style-name="ce53">
            <text:p>3.299.599</text:p>
          </table:table-cell>
          <table:table-cell office:value-type="percentage" office:value="0.84851258239929894" table:style-name="ce54">
            <text:p>84,9%</text:p>
          </table:table-cell>
          <table:table-cell office:value-type="float" office:value="37938819" table:style-name="ce53">
            <text:p>37.938.819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073539475838782" table:style-name="ce54">
            <text:p>90,1%</text:p>
          </table:table-cell>
          <table:table-cell office:value-type="percentage" office:value="0.79954021845155598" table:style-name="ce54">
            <text:p>80,0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8353" table:style-name="ce43">
            <text:p>428.353</text:p>
          </table:table-cell>
          <table:table-cell office:value-type="percentage" office:value="1" table:style-name="ce44">
            <text:p>100,0%</text:p>
          </table:table-cell>
          <table:table-cell office:value-type="float" office:value="649017" table:style-name="ce43">
            <text:p>649.017</text:p>
          </table:table-cell>
          <table:table-cell office:value-type="percentage" office:value="0.99790276776228093" table:style-name="ce44">
            <text:p>99,8%</text:p>
          </table:table-cell>
          <table:table-cell office:value-type="float" office:value="920462" table:style-name="ce43">
            <text:p>920.462</text:p>
          </table:table-cell>
          <table:table-cell office:value-type="percentage" office:value="1.0047099428366846" table:style-name="ce44">
            <text:p>100,5%</text:p>
          </table:table-cell>
          <table:table-cell office:value-type="float" office:value="1204782" table:style-name="ce43">
            <text:p>1.204.782</text:p>
          </table:table-cell>
          <table:table-cell office:value-type="percentage" office:value="0.95238102766673438" table:style-name="ce44">
            <text:p>95,2%</text:p>
          </table:table-cell>
          <table:table-cell office:value-type="float" office:value="1234537" table:style-name="ce43">
            <text:p>1.234.537</text:p>
          </table:table-cell>
          <table:table-cell office:value-type="percentage" office:value="0.89128909245015209" table:style-name="ce44">
            <text:p>89,1%</text:p>
          </table:table-cell>
          <table:table-cell office:value-type="float" office:value="903167" table:style-name="ce43">
            <text:p>903.167</text:p>
          </table:table-cell>
          <table:table-cell office:value-type="percentage" office:value="0.79210097727011608" table:style-name="ce44">
            <text:p>79,2%</text:p>
          </table:table-cell>
          <table:table-cell office:value-type="float" office:value="736730" table:style-name="ce43">
            <text:p>736.730</text:p>
          </table:table-cell>
          <table:table-cell office:value-type="percentage" office:value="0.79331561627786773" table:style-name="ce44">
            <text:p>79,3%</text:p>
          </table:table-cell>
          <table:table-cell office:value-type="float" office:value="644560" table:style-name="ce43">
            <text:p>644.560</text:p>
          </table:table-cell>
          <table:table-cell office:value-type="percentage" office:value="0.85609510869204297" table:style-name="ce44">
            <text:p>85,6%</text:p>
          </table:table-cell>
          <table:table-cell office:value-type="float" office:value="6721608" table:style-name="ce43">
            <text:p>6.721.608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199014355254814" table:style-name="ce44">
            <text:p>90,2%</text:p>
          </table:table-cell>
          <table:table-cell office:value-type="percentage" office:value="0.79410227126258404" table:style-name="ce44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896" table:style-name="ce46">
            <text:p>99.896</text:p>
          </table:table-cell>
          <table:table-cell office:value-type="percentage" office:value="1" table:style-name="ce47">
            <text:p>100,0%</text:p>
          </table:table-cell>
          <table:table-cell office:value-type="float" office:value="118489" table:style-name="ce46">
            <text:p>118.489</text:p>
          </table:table-cell>
          <table:table-cell office:value-type="percentage" office:value="0.99608255222563158" table:style-name="ce47">
            <text:p>99,6%</text:p>
          </table:table-cell>
          <table:table-cell office:value-type="float" office:value="152422" table:style-name="ce46">
            <text:p>152.422</text:p>
          </table:table-cell>
          <table:table-cell office:value-type="percentage" office:value="0.97477089155640262" table:style-name="ce47">
            <text:p>97,5%</text:p>
          </table:table-cell>
          <table:table-cell office:value-type="float" office:value="183784" table:style-name="ce46">
            <text:p>183.784</text:p>
          </table:table-cell>
          <table:table-cell office:value-type="percentage" office:value="0.92695671471659291" table:style-name="ce47">
            <text:p>92,7%</text:p>
          </table:table-cell>
          <table:table-cell office:value-type="float" office:value="184861" table:style-name="ce46">
            <text:p>184.861</text:p>
          </table:table-cell>
          <table:table-cell office:value-type="percentage" office:value="0.860046617010091" table:style-name="ce47">
            <text:p>86,0%</text:p>
          </table:table-cell>
          <table:table-cell office:value-type="float" office:value="121530" table:style-name="ce46">
            <text:p>121.530</text:p>
          </table:table-cell>
          <table:table-cell office:value-type="percentage" office:value="0.73974653957123548" table:style-name="ce47">
            <text:p>74,0%</text:p>
          </table:table-cell>
          <table:table-cell office:value-type="float" office:value="99474" table:style-name="ce46">
            <text:p>99.474</text:p>
          </table:table-cell>
          <table:table-cell office:value-type="percentage" office:value="0.76283157337750473" table:style-name="ce47">
            <text:p>76,3%</text:p>
          </table:table-cell>
          <table:table-cell office:value-type="float" office:value="84544" table:style-name="ce46">
            <text:p>84.544</text:p>
          </table:table-cell>
          <table:table-cell office:value-type="percentage" office:value="0.81994782220756679" table:style-name="ce47">
            <text:p>82,0%</text:p>
          </table:table-cell>
          <table:table-cell office:value-type="float" office:value="1045000" table:style-name="ce46">
            <text:p>1.045.000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175683087313328" table:style-name="ce47">
            <text:p>88,2%</text:p>
          </table:table-cell>
          <table:table-cell office:value-type="percentage" office:value="0.78607422496466428" table:style-name="ce47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59" table:style-name="ce46">
            <text:p>88.159</text:p>
          </table:table-cell>
          <table:table-cell office:value-type="percentage" office:value="1" table:style-name="ce47">
            <text:p>100,0%</text:p>
          </table:table-cell>
          <table:table-cell office:value-type="float" office:value="113911" table:style-name="ce46">
            <text:p>113.911</text:p>
          </table:table-cell>
          <table:table-cell office:value-type="percentage" office:value="1" table:style-name="ce47">
            <text:p>100,0%</text:p>
          </table:table-cell>
          <table:table-cell office:value-type="float" office:value="147261" table:style-name="ce46">
            <text:p>147.261</text:p>
          </table:table-cell>
          <table:table-cell office:value-type="percentage" office:value="0.98402293320503564" table:style-name="ce47">
            <text:p>98,4%</text:p>
          </table:table-cell>
          <table:table-cell office:value-type="float" office:value="152281" table:style-name="ce46">
            <text:p>152.281</text:p>
          </table:table-cell>
          <table:table-cell office:value-type="percentage" office:value="0.93627839773740351" table:style-name="ce47">
            <text:p>93,6%</text:p>
          </table:table-cell>
          <table:table-cell office:value-type="float" office:value="149495" table:style-name="ce46">
            <text:p>149.495</text:p>
          </table:table-cell>
          <table:table-cell office:value-type="percentage" office:value="0.8952171647913385" table:style-name="ce47">
            <text:p>89,5%</text:p>
          </table:table-cell>
          <table:table-cell office:value-type="float" office:value="89001" table:style-name="ce46">
            <text:p>89.001</text:p>
          </table:table-cell>
          <table:table-cell office:value-type="percentage" office:value="0.77763409668766548" table:style-name="ce47">
            <text:p>77,8%</text:p>
          </table:table-cell>
          <table:table-cell office:value-type="float" office:value="64512" table:style-name="ce46">
            <text:p>64.512</text:p>
          </table:table-cell>
          <table:table-cell office:value-type="percentage" office:value="0.81546181946884755" table:style-name="ce47">
            <text:p>81,5%</text:p>
          </table:table-cell>
          <table:table-cell office:value-type="float" office:value="59101" table:style-name="ce46">
            <text:p>59.101</text:p>
          </table:table-cell>
          <table:table-cell office:value-type="percentage" office:value="0.92345312499999999" table:style-name="ce47">
            <text:p>92,3%</text:p>
          </table:table-cell>
          <table:table-cell office:value-type="float" office:value="863721" table:style-name="ce46">
            <text:p>863.72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482710104751231" table:style-name="ce47">
            <text:p>92,5%</text:p>
          </table:table-cell>
          <table:table-cell office:value-type="percentage" office:value="0.84779599993718002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54" table:style-name="ce46">
            <text:p>50.854</text:p>
          </table:table-cell>
          <table:table-cell office:value-type="percentage" office:value="1" table:style-name="ce47">
            <text:p>100,0%</text:p>
          </table:table-cell>
          <table:table-cell office:value-type="float" office:value="78760" table:style-name="ce46">
            <text:p>78.760</text:p>
          </table:table-cell>
          <table:table-cell office:value-type="percentage" office:value="0.97819067017735606" table:style-name="ce47">
            <text:p>97,8%</text:p>
          </table:table-cell>
          <table:table-cell office:value-type="float" office:value="109224" table:style-name="ce46">
            <text:p>109.224</text:p>
          </table:table-cell>
          <table:table-cell office:value-type="percentage" office:value="0.93169895334851704" table:style-name="ce47">
            <text:p>93,2%</text:p>
          </table:table-cell>
          <table:table-cell office:value-type="float" office:value="148296" table:style-name="ce46">
            <text:p>148.296</text:p>
          </table:table-cell>
          <table:table-cell office:value-type="percentage" office:value="0.89444320464182103" table:style-name="ce47">
            <text:p>89,4%</text:p>
          </table:table-cell>
          <table:table-cell office:value-type="float" office:value="164486" table:style-name="ce46">
            <text:p>164.486</text:p>
          </table:table-cell>
          <table:table-cell office:value-type="percentage" office:value="0.79780959587140832" table:style-name="ce47">
            <text:p>79,8%</text:p>
          </table:table-cell>
          <table:table-cell office:value-type="float" office:value="121390" table:style-name="ce46">
            <text:p>121.390</text:p>
          </table:table-cell>
          <table:table-cell office:value-type="percentage" office:value="0.66629342378984235" table:style-name="ce47">
            <text:p>66,6%</text:p>
          </table:table-cell>
          <table:table-cell office:value-type="float" office:value="92364" table:style-name="ce46">
            <text:p>92.364</text:p>
          </table:table-cell>
          <table:table-cell office:value-type="percentage" office:value="0.66958576793144942" table:style-name="ce47">
            <text:p>67,0%</text:p>
          </table:table-cell>
          <table:table-cell office:value-type="float" office:value="71748" table:style-name="ce46">
            <text:p>71.748</text:p>
          </table:table-cell>
          <table:table-cell office:value-type="percentage" office:value="0.75144532886468374" table:style-name="ce47">
            <text:p>75,1%</text:p>
          </table:table-cell>
          <table:table-cell office:value-type="float" office:value="837122" table:style-name="ce46">
            <text:p>837.122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0891747441941819" table:style-name="ce47">
            <text:p>80,9%</text:p>
          </table:table-cell>
          <table:table-cell office:value-type="percentage" office:value="0.71454654246579086" table:style-name="ce47">
            <text:p>7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898" table:style-name="ce46">
            <text:p>91.898</text:p>
          </table:table-cell>
          <table:table-cell office:value-type="percentage" office:value="1" table:style-name="ce47">
            <text:p>100,0%</text:p>
          </table:table-cell>
          <table:table-cell office:value-type="float" office:value="150170" table:style-name="ce46">
            <text:p>150.170</text:p>
          </table:table-cell>
          <table:table-cell office:value-type="percentage" office:value="0.97177912522406507" table:style-name="ce47">
            <text:p>97,2%</text:p>
          </table:table-cell>
          <table:table-cell office:value-type="float" office:value="220504" table:style-name="ce46">
            <text:p>220.504</text:p>
          </table:table-cell>
          <table:table-cell office:value-type="percentage" office:value="0.93794769707178471" table:style-name="ce47">
            <text:p>93,8%</text:p>
          </table:table-cell>
          <table:table-cell office:value-type="float" office:value="317817" table:style-name="ce46">
            <text:p>317.817</text:p>
          </table:table-cell>
          <table:table-cell office:value-type="percentage" office:value="0.90672216643082115" table:style-name="ce47">
            <text:p>90,7%</text:p>
          </table:table-cell>
          <table:table-cell office:value-type="float" office:value="312965" table:style-name="ce46">
            <text:p>312.965</text:p>
          </table:table-cell>
          <table:table-cell office:value-type="percentage" office:value="0.80676885163073175" table:style-name="ce47">
            <text:p>80,7%</text:p>
          </table:table-cell>
          <table:table-cell office:value-type="float" office:value="220796" table:style-name="ce46">
            <text:p>220.796</text:p>
          </table:table-cell>
          <table:table-cell office:value-type="percentage" office:value="0.71010568159159182" table:style-name="ce47">
            <text:p>71,0%</text:p>
          </table:table-cell>
          <table:table-cell office:value-type="float" office:value="176332" table:style-name="ce46">
            <text:p>176.332</text:p>
          </table:table-cell>
          <table:table-cell office:value-type="percentage" office:value="0.70043058931947821" table:style-name="ce47">
            <text:p>70,0%</text:p>
          </table:table-cell>
          <table:table-cell office:value-type="float" office:value="139080" table:style-name="ce46">
            <text:p>139.080</text:p>
          </table:table-cell>
          <table:table-cell office:value-type="percentage" office:value="0.77353904681390684" table:style-name="ce47">
            <text:p>77,4%</text:p>
          </table:table-cell>
          <table:table-cell office:value-type="float" office:value="1629562" table:style-name="ce46">
            <text:p>1.629.562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108099148601522" table:style-name="ce47">
            <text:p>83,1%</text:p>
          </table:table-cell>
          <table:table-cell office:value-type="percentage" office:value="0.74889611535548584" table:style-name="ce47">
            <text:p>7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47" table:style-name="ce46">
            <text:p>41.847</text:p>
          </table:table-cell>
          <table:table-cell office:value-type="percentage" office:value="1" table:style-name="ce47">
            <text:p>100,0%</text:p>
          </table:table-cell>
          <table:table-cell office:value-type="float" office:value="55692" table:style-name="ce46">
            <text:p>55.692</text:p>
          </table:table-cell>
          <table:table-cell office:value-type="percentage" office:value="1" table:style-name="ce47">
            <text:p>100,0%</text:p>
          </table:table-cell>
          <table:table-cell office:value-type="float" office:value="76216" table:style-name="ce46">
            <text:p>76.216</text:p>
          </table:table-cell>
          <table:table-cell office:value-type="percentage" office:value="0.98540306419290191" table:style-name="ce47">
            <text:p>98,5%</text:p>
          </table:table-cell>
          <table:table-cell office:value-type="float" office:value="83662" table:style-name="ce46">
            <text:p>83.662</text:p>
          </table:table-cell>
          <table:table-cell office:value-type="percentage" office:value="0.92994975768085009" table:style-name="ce47">
            <text:p>93,0%</text:p>
          </table:table-cell>
          <table:table-cell office:value-type="float" office:value="86978" table:style-name="ce46">
            <text:p>86.978</text:p>
          </table:table-cell>
          <table:table-cell office:value-type="percentage" office:value="0.88962759156787941" table:style-name="ce47">
            <text:p>89,0%</text:p>
          </table:table-cell>
          <table:table-cell office:value-type="float" office:value="53417" table:style-name="ce46">
            <text:p>53.417</text:p>
          </table:table-cell>
          <table:table-cell office:value-type="percentage" office:value="0.75797823279837673" table:style-name="ce47">
            <text:p>75,8%</text:p>
          </table:table-cell>
          <table:table-cell office:value-type="float" office:value="39776" table:style-name="ce46">
            <text:p>39.776</text:p>
          </table:table-cell>
          <table:table-cell office:value-type="percentage" office:value="0.78756558756558759" table:style-name="ce47">
            <text:p>78,8%</text:p>
          </table:table-cell>
          <table:table-cell office:value-type="float" office:value="37771" table:style-name="ce46">
            <text:p>37.771</text:p>
          </table:table-cell>
          <table:table-cell office:value-type="percentage" office:value="0.85915428883379208" table:style-name="ce47">
            <text:p>85,9%</text:p>
          </table:table-cell>
          <table:table-cell office:value-type="float" office:value="475359" table:style-name="ce46">
            <text:p>475.359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0695384897171871" table:style-name="ce47">
            <text:p>90,7%</text:p>
          </table:table-cell>
          <table:table-cell office:value-type="percentage" office:value="0.8154999528225011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852" table:style-name="ce46">
            <text:p>226.852</text:p>
          </table:table-cell>
          <table:table-cell office:value-type="percentage" office:value="1" table:style-name="ce47">
            <text:p>100,0%</text:p>
          </table:table-cell>
          <table:table-cell office:value-type="float" office:value="249053" table:style-name="ce46">
            <text:p>249.053</text:p>
          </table:table-cell>
          <table:table-cell office:value-type="percentage" office:value="1" table:style-name="ce47">
            <text:p>100,0%</text:p>
          </table:table-cell>
          <table:table-cell office:value-type="float" office:value="317701" table:style-name="ce46">
            <text:p>317.701</text:p>
          </table:table-cell>
          <table:table-cell office:value-type="percentage" office:value="0.99725653299850903" table:style-name="ce47">
            <text:p>99,7%</text:p>
          </table:table-cell>
          <table:table-cell office:value-type="float" office:value="348574" table:style-name="ce46">
            <text:p>348.574</text:p>
          </table:table-cell>
          <table:table-cell office:value-type="percentage" office:value="0.91447235521741987" table:style-name="ce47">
            <text:p>91,4%</text:p>
          </table:table-cell>
          <table:table-cell office:value-type="float" office:value="315193" table:style-name="ce46">
            <text:p>315.193</text:p>
          </table:table-cell>
          <table:table-cell office:value-type="percentage" office:value="0.8675713243693316" table:style-name="ce47">
            <text:p>86,8%</text:p>
          </table:table-cell>
          <table:table-cell office:value-type="float" office:value="205351" table:style-name="ce46">
            <text:p>205.351</text:p>
          </table:table-cell>
          <table:table-cell office:value-type="percentage" office:value="0.76685599907387703" table:style-name="ce47">
            <text:p>76,7%</text:p>
          </table:table-cell>
          <table:table-cell office:value-type="float" office:value="164582" table:style-name="ce46">
            <text:p>164.582</text:p>
          </table:table-cell>
          <table:table-cell office:value-type="percentage" office:value="0.77998729893936669" table:style-name="ce47">
            <text:p>78,0%</text:p>
          </table:table-cell>
          <table:table-cell office:value-type="float" office:value="132489" table:style-name="ce46">
            <text:p>132.489</text:p>
          </table:table-cell>
          <table:table-cell office:value-type="percentage" office:value="0.80130275429110576" table:style-name="ce47">
            <text:p>80,1%</text:p>
          </table:table-cell>
          <table:table-cell office:value-type="float" office:value="1959795" table:style-name="ce46">
            <text:p>1.959.79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053638065059527" table:style-name="ce47">
            <text:p>90,1%</text:p>
          </table:table-cell>
          <table:table-cell office:value-type="percentage" office:value="0.81831402995843694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189" table:style-name="ce46">
            <text:p>136.189</text:p>
          </table:table-cell>
          <table:table-cell office:value-type="percentage" office:value="1" table:style-name="ce47">
            <text:p>100,0%</text:p>
          </table:table-cell>
          <table:table-cell office:value-type="float" office:value="157126" table:style-name="ce46">
            <text:p>157.126</text:p>
          </table:table-cell>
          <table:table-cell office:value-type="percentage" office:value="0.98758650165618067" table:style-name="ce47">
            <text:p>98,8%</text:p>
          </table:table-cell>
          <table:table-cell office:value-type="float" office:value="215653" table:style-name="ce46">
            <text:p>215.653</text:p>
          </table:table-cell>
          <table:table-cell office:value-type="percentage" office:value="0.98722327003717203" table:style-name="ce47">
            <text:p>98,7%</text:p>
          </table:table-cell>
          <table:table-cell office:value-type="float" office:value="276757" table:style-name="ce46">
            <text:p>276.757</text:p>
          </table:table-cell>
          <table:table-cell office:value-type="percentage" office:value="0.90008716070743278" table:style-name="ce47">
            <text:p>90,0%</text:p>
          </table:table-cell>
          <table:table-cell office:value-type="float" office:value="275139" table:style-name="ce46">
            <text:p>275.139</text:p>
          </table:table-cell>
          <table:table-cell office:value-type="percentage" office:value="0.83222879266798744" table:style-name="ce47">
            <text:p>83,2%</text:p>
          </table:table-cell>
          <table:table-cell office:value-type="float" office:value="193570" table:style-name="ce46">
            <text:p>193.570</text:p>
          </table:table-cell>
          <table:table-cell office:value-type="percentage" office:value="0.72797770598831901" table:style-name="ce47">
            <text:p>72,8%</text:p>
          </table:table-cell>
          <table:table-cell office:value-type="float" office:value="159908" table:style-name="ce46">
            <text:p>159.908</text:p>
          </table:table-cell>
          <table:table-cell office:value-type="percentage" office:value="0.73322359220318312" table:style-name="ce47">
            <text:p>73,3%</text:p>
          </table:table-cell>
          <table:table-cell office:value-type="float" office:value="139231" table:style-name="ce46">
            <text:p>139.231</text:p>
          </table:table-cell>
          <table:table-cell office:value-type="percentage" office:value="0.80030694594532459" table:style-name="ce47">
            <text:p>80,0%</text:p>
          </table:table-cell>
          <table:table-cell office:value-type="float" office:value="1553573" table:style-name="ce46">
            <text:p>1.553.573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58904656387938" table:style-name="ce47">
            <text:p>85,9%</text:p>
          </table:table-cell>
          <table:table-cell office:value-type="percentage" office:value="0.75961130850895819" table:style-name="ce47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2937" table:style-name="ce46">
            <text:p>452.937</text:p>
          </table:table-cell>
          <table:table-cell office:value-type="percentage" office:value="1" table:style-name="ce47">
            <text:p>100,0%</text:p>
          </table:table-cell>
          <table:table-cell office:value-type="float" office:value="614051" table:style-name="ce46">
            <text:p>614.051</text:p>
          </table:table-cell>
          <table:table-cell office:value-type="percentage" office:value="0.96656498114252976" table:style-name="ce47">
            <text:p>96,7%</text:p>
          </table:table-cell>
          <table:table-cell office:value-type="float" office:value="786813" table:style-name="ce46">
            <text:p>786.813</text:p>
          </table:table-cell>
          <table:table-cell office:value-type="percentage" office:value="0.93938399014307816" table:style-name="ce47">
            <text:p>93,9%</text:p>
          </table:table-cell>
          <table:table-cell office:value-type="float" office:value="1012554" table:style-name="ce46">
            <text:p>1.012.554</text:p>
          </table:table-cell>
          <table:table-cell office:value-type="percentage" office:value="0.92743409844474156" table:style-name="ce47">
            <text:p>92,7%</text:p>
          </table:table-cell>
          <table:table-cell office:value-type="float" office:value="1106219" table:style-name="ce46">
            <text:p>1.106.219</text:p>
          </table:table-cell>
          <table:table-cell office:value-type="percentage" office:value="0.84010996730599086" table:style-name="ce47">
            <text:p>84,0%</text:p>
          </table:table-cell>
          <table:table-cell office:value-type="float" office:value="743635" table:style-name="ce46">
            <text:p>743.635</text:p>
          </table:table-cell>
          <table:table-cell office:value-type="percentage" office:value="0.711849496291588" table:style-name="ce47">
            <text:p>71,2%</text:p>
          </table:table-cell>
          <table:table-cell office:value-type="float" office:value="599052" table:style-name="ce46">
            <text:p>599.052</text:p>
          </table:table-cell>
          <table:table-cell office:value-type="percentage" office:value="0.71406247206279394" table:style-name="ce47">
            <text:p>71,4%</text:p>
          </table:table-cell>
          <table:table-cell office:value-type="float" office:value="501458" table:style-name="ce46">
            <text:p>501.458</text:p>
          </table:table-cell>
          <table:table-cell office:value-type="percentage" office:value="0.76422429690047944" table:style-name="ce47">
            <text:p>76,4%</text:p>
          </table:table-cell>
          <table:table-cell office:value-type="float" office:value="5816719" table:style-name="ce46">
            <text:p>5.816.71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4688615622943464" table:style-name="ce47">
            <text:p>84,7%</text:p>
          </table:table-cell>
          <table:table-cell office:value-type="percentage" office:value="0.74760422848002028" table:style-name="ce47">
            <text:p>7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157" table:style-name="ce46">
            <text:p>293.157</text:p>
          </table:table-cell>
          <table:table-cell office:value-type="percentage" office:value="1" table:style-name="ce47">
            <text:p>100,0%</text:p>
          </table:table-cell>
          <table:table-cell office:value-type="float" office:value="431674" table:style-name="ce46">
            <text:p>431.674</text:p>
          </table:table-cell>
          <table:table-cell office:value-type="percentage" office:value="0.98586769347419967" table:style-name="ce47">
            <text:p>98,6%</text:p>
          </table:table-cell>
          <table:table-cell office:value-type="float" office:value="564385" table:style-name="ce46">
            <text:p>564.385</text:p>
          </table:table-cell>
          <table:table-cell office:value-type="percentage" office:value="0.97185773718505053" table:style-name="ce47">
            <text:p>97,2%</text:p>
          </table:table-cell>
          <table:table-cell office:value-type="float" office:value="709080" table:style-name="ce46">
            <text:p>709.080</text:p>
          </table:table-cell>
          <table:table-cell office:value-type="percentage" office:value="0.94250691846972223" table:style-name="ce47">
            <text:p>94,3%</text:p>
          </table:table-cell>
          <table:table-cell office:value-type="float" office:value="743600" table:style-name="ce46">
            <text:p>743.600</text:p>
          </table:table-cell>
          <table:table-cell office:value-type="percentage" office:value="0.87319220092345129" table:style-name="ce47">
            <text:p>87,3%</text:p>
          </table:table-cell>
          <table:table-cell office:value-type="float" office:value="495258" table:style-name="ce46">
            <text:p>495.258</text:p>
          </table:table-cell>
          <table:table-cell office:value-type="percentage" office:value="0.76339287778666653" table:style-name="ce47">
            <text:p>76,3%</text:p>
          </table:table-cell>
          <table:table-cell office:value-type="float" office:value="407818" table:style-name="ce46">
            <text:p>407.818</text:p>
          </table:table-cell>
          <table:table-cell office:value-type="percentage" office:value="0.79015201714310068" table:style-name="ce47">
            <text:p>79,0%</text:p>
          </table:table-cell>
          <table:table-cell office:value-type="float" office:value="354934" table:style-name="ce46">
            <text:p>354.934</text:p>
          </table:table-cell>
          <table:table-cell office:value-type="percentage" office:value="0.8360614419206136" table:style-name="ce47">
            <text:p>83,6%</text:p>
          </table:table-cell>
          <table:table-cell office:value-type="float" office:value="3999906" table:style-name="ce46">
            <text:p>3.999.906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115351170635626" table:style-name="ce47">
            <text:p>89,1%</text:p>
          </table:table-cell>
          <table:table-cell office:value-type="percentage" office:value="0.79090899923339342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382" table:style-name="ce46">
            <text:p>77.382</text:p>
          </table:table-cell>
          <table:table-cell office:value-type="percentage" office:value="1" table:style-name="ce47">
            <text:p>100,0%</text:p>
          </table:table-cell>
          <table:table-cell office:value-type="float" office:value="95401" table:style-name="ce46">
            <text:p>95.401</text:p>
          </table:table-cell>
          <table:table-cell office:value-type="percentage" office:value="1" table:style-name="ce47">
            <text:p>100,0%</text:p>
          </table:table-cell>
          <table:table-cell office:value-type="float" office:value="131596" table:style-name="ce46">
            <text:p>131.596</text:p>
          </table:table-cell>
          <table:table-cell office:value-type="percentage" office:value="1.0502725524154608" table:style-name="ce47">
            <text:p>105,0%</text:p>
          </table:table-cell>
          <table:table-cell office:value-type="float" office:value="160194" table:style-name="ce46">
            <text:p>160.194</text:p>
          </table:table-cell>
          <table:table-cell office:value-type="percentage" office:value="0.94668352874432682" table:style-name="ce47">
            <text:p>94,7%</text:p>
          </table:table-cell>
          <table:table-cell office:value-type="float" office:value="144270" table:style-name="ce46">
            <text:p>144.270</text:p>
          </table:table-cell>
          <table:table-cell office:value-type="percentage" office:value="0.9045481334721055" table:style-name="ce47">
            <text:p>90,5%</text:p>
          </table:table-cell>
          <table:table-cell office:value-type="float" office:value="110193" table:style-name="ce46">
            <text:p>110.193</text:p>
          </table:table-cell>
          <table:table-cell office:value-type="percentage" office:value="0.82554559144135031" table:style-name="ce47">
            <text:p>82,6%</text:p>
          </table:table-cell>
          <table:table-cell office:value-type="float" office:value="89529" table:style-name="ce46">
            <text:p>89.529</text:p>
          </table:table-cell>
          <table:table-cell office:value-type="percentage" office:value="0.79005471231909641" table:style-name="ce47">
            <text:p>79,0%</text:p>
          </table:table-cell>
          <table:table-cell office:value-type="float" office:value="73116" table:style-name="ce46">
            <text:p>73.116</text:p>
          </table:table-cell>
          <table:table-cell office:value-type="percentage" office:value="0.86272566371681414" table:style-name="ce47">
            <text:p>86,3%</text:p>
          </table:table-cell>
          <table:table-cell office:value-type="float" office:value="881681" table:style-name="ce46">
            <text:p>881.681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473965243639589" table:style-name="ce47">
            <text:p>92,5%</text:p>
          </table:table-cell>
          <table:table-cell office:value-type="percentage" office:value="0.8286576809679066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660" table:style-name="ce46">
            <text:p>240.660</text:p>
          </table:table-cell>
          <table:table-cell office:value-type="percentage" office:value="1" table:style-name="ce47">
            <text:p>100,0%</text:p>
          </table:table-cell>
          <table:table-cell office:value-type="float" office:value="290044" table:style-name="ce46">
            <text:p>290.044</text:p>
          </table:table-cell>
          <table:table-cell office:value-type="percentage" office:value="1" table:style-name="ce47">
            <text:p>100,0%</text:p>
          </table:table-cell>
          <table:table-cell office:value-type="float" office:value="344573" table:style-name="ce46">
            <text:p>344.573</text:p>
          </table:table-cell>
          <table:table-cell office:value-type="percentage" office:value="0.99321471087577506" table:style-name="ce47">
            <text:p>99,3%</text:p>
          </table:table-cell>
          <table:table-cell office:value-type="float" office:value="388546" table:style-name="ce46">
            <text:p>388.546</text:p>
          </table:table-cell>
          <table:table-cell office:value-type="percentage" office:value="0.95727156932067636" table:style-name="ce47">
            <text:p>95,7%</text:p>
          </table:table-cell>
          <table:table-cell office:value-type="float" office:value="404507" table:style-name="ce46">
            <text:p>404.507</text:p>
          </table:table-cell>
          <table:table-cell office:value-type="percentage" office:value="0.91265305569907562" table:style-name="ce47">
            <text:p>91,3%</text:p>
          </table:table-cell>
          <table:table-cell office:value-type="float" office:value="258726" table:style-name="ce46">
            <text:p>258.726</text:p>
          </table:table-cell>
          <table:table-cell office:value-type="percentage" office:value="0.79999876317221585" table:style-name="ce47">
            <text:p>80,0%</text:p>
          </table:table-cell>
          <table:table-cell office:value-type="float" office:value="192825" table:style-name="ce46">
            <text:p>192.825</text:p>
          </table:table-cell>
          <table:table-cell office:value-type="percentage" office:value="0.83480892367770509" table:style-name="ce47">
            <text:p>83,5%</text:p>
          </table:table-cell>
          <table:table-cell office:value-type="float" office:value="163487" table:style-name="ce46">
            <text:p>163.487</text:p>
          </table:table-cell>
          <table:table-cell office:value-type="percentage" office:value="0.90822579121923042" table:style-name="ce47">
            <text:p>90,8%</text:p>
          </table:table-cell>
          <table:table-cell office:value-type="float" office:value="2283368" table:style-name="ce46">
            <text:p>2.283.368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027940144151733" table:style-name="ce47">
            <text:p>93,0%</text:p>
          </table:table-cell>
          <table:table-cell office:value-type="percentage" office:value="0.84512248970045734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63" table:style-name="ce46">
            <text:p>23.163</text:p>
          </table:table-cell>
          <table:table-cell office:value-type="percentage" office:value="1" table:style-name="ce47">
            <text:p>100,0%</text:p>
          </table:table-cell>
          <table:table-cell office:value-type="float" office:value="28552" table:style-name="ce46">
            <text:p>28.552</text:p>
          </table:table-cell>
          <table:table-cell office:value-type="percentage" office:value="1" table:style-name="ce47">
            <text:p>100,0%</text:p>
          </table:table-cell>
          <table:table-cell office:value-type="float" office:value="37444" table:style-name="ce46">
            <text:p>37.444</text:p>
          </table:table-cell>
          <table:table-cell office:value-type="percentage" office:value="0.99273556392173501" table:style-name="ce47">
            <text:p>99,3%</text:p>
          </table:table-cell>
          <table:table-cell office:value-type="float" office:value="44736" table:style-name="ce46">
            <text:p>44.736</text:p>
          </table:table-cell>
          <table:table-cell office:value-type="percentage" office:value="0.93856998992950658" table:style-name="ce47">
            <text:p>93,9%</text:p>
          </table:table-cell>
          <table:table-cell office:value-type="float" office:value="46687" table:style-name="ce46">
            <text:p>46.687</text:p>
          </table:table-cell>
          <table:table-cell office:value-type="percentage" office:value="0.88176856101384404" table:style-name="ce47">
            <text:p>88,2%</text:p>
          </table:table-cell>
          <table:table-cell office:value-type="float" office:value="30063" table:style-name="ce46">
            <text:p>30.063</text:p>
          </table:table-cell>
          <table:table-cell office:value-type="percentage" office:value="0.7645921818967929" table:style-name="ce47">
            <text:p>76,5%</text:p>
          </table:table-cell>
          <table:table-cell office:value-type="float" office:value="22772" table:style-name="ce46">
            <text:p>22.772</text:p>
          </table:table-cell>
          <table:table-cell office:value-type="percentage" office:value="0.74765250508897496" table:style-name="ce47">
            <text:p>74,8%</text:p>
          </table:table-cell>
          <table:table-cell office:value-type="float" office:value="20552" table:style-name="ce46">
            <text:p>20.552</text:p>
          </table:table-cell>
          <table:table-cell office:value-type="percentage" office:value="0.8049506501644994" table:style-name="ce47">
            <text:p>80,5%</text:p>
          </table:table-cell>
          <table:table-cell office:value-type="float" office:value="253969" table:style-name="ce46">
            <text:p>253.96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435151600521179" table:style-name="ce47">
            <text:p>89,4%</text:p>
          </table:table-cell>
          <table:table-cell office:value-type="percentage" office:value="0.7938664766155904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813" table:style-name="ce46">
            <text:p>370.813</text:p>
          </table:table-cell>
          <table:table-cell office:value-type="percentage" office:value="1" table:style-name="ce47">
            <text:p>100,0%</text:p>
          </table:table-cell>
          <table:table-cell office:value-type="float" office:value="508597" table:style-name="ce46">
            <text:p>508.597</text:p>
          </table:table-cell>
          <table:table-cell office:value-type="percentage" office:value="0.9667655741226161" table:style-name="ce47">
            <text:p>96,7%</text:p>
          </table:table-cell>
          <table:table-cell office:value-type="float" office:value="675699" table:style-name="ce46">
            <text:p>675.699</text:p>
          </table:table-cell>
          <table:table-cell office:value-type="percentage" office:value="0.96072359356938419" table:style-name="ce47">
            <text:p>96,1%</text:p>
          </table:table-cell>
          <table:table-cell office:value-type="float" office:value="930973" table:style-name="ce46">
            <text:p>930.973</text:p>
          </table:table-cell>
          <table:table-cell office:value-type="percentage" office:value="0.95702021930893122" table:style-name="ce47">
            <text:p>95,7%</text:p>
          </table:table-cell>
          <table:table-cell office:value-type="float" office:value="1007036" table:style-name="ce46">
            <text:p>1.007.036</text:p>
          </table:table-cell>
          <table:table-cell office:value-type="percentage" office:value="0.86368871953076021" table:style-name="ce47">
            <text:p>86,4%</text:p>
          </table:table-cell>
          <table:table-cell office:value-type="float" office:value="712765" table:style-name="ce46">
            <text:p>712.765</text:p>
          </table:table-cell>
          <table:table-cell office:value-type="percentage" office:value="0.75056337138283979" table:style-name="ce47">
            <text:p>75,1%</text:p>
          </table:table-cell>
          <table:table-cell office:value-type="float" office:value="562752" table:style-name="ce46">
            <text:p>562.752</text:p>
          </table:table-cell>
          <table:table-cell office:value-type="percentage" office:value="0.75794067140307753" table:style-name="ce47">
            <text:p>75,8%</text:p>
          </table:table-cell>
          <table:table-cell office:value-type="float" office:value="430974" table:style-name="ce46">
            <text:p>430.974</text:p>
          </table:table-cell>
          <table:table-cell office:value-type="percentage" office:value="0.77857506747455474" table:style-name="ce47">
            <text:p>77,9%</text:p>
          </table:table-cell>
          <table:table-cell office:value-type="float" office:value="5199609" table:style-name="ce46">
            <text:p>5.199.609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6979989919599354" table:style-name="ce47">
            <text:p>87,0%</text:p>
          </table:table-cell>
          <table:table-cell office:value-type="percentage" office:value="0.7669166511305201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2892" table:style-name="ce46">
            <text:p>72.892</text:p>
          </table:table-cell>
          <table:table-cell office:value-type="percentage" office:value="1" table:style-name="ce47">
            <text:p>100,0%</text:p>
          </table:table-cell>
          <table:table-cell office:value-type="float" office:value="101226" table:style-name="ce46">
            <text:p>101.226</text:p>
          </table:table-cell>
          <table:table-cell office:value-type="percentage" office:value="0.98374133859415547" table:style-name="ce47">
            <text:p>98,4%</text:p>
          </table:table-cell>
          <table:table-cell office:value-type="float" office:value="145294" table:style-name="ce46">
            <text:p>145.294</text:p>
          </table:table-cell>
          <table:table-cell office:value-type="percentage" office:value="0.98900680012797038" table:style-name="ce47">
            <text:p>98,9%</text:p>
          </table:table-cell>
          <table:table-cell office:value-type="float" office:value="204392" table:style-name="ce46">
            <text:p>204.392</text:p>
          </table:table-cell>
          <table:table-cell office:value-type="percentage" office:value="0.95843493266309032" table:style-name="ce47">
            <text:p>95,8%</text:p>
          </table:table-cell>
          <table:table-cell office:value-type="float" office:value="225690" table:style-name="ce46">
            <text:p>225.690</text:p>
          </table:table-cell>
          <table:table-cell office:value-type="percentage" office:value="0.88799442864056466" table:style-name="ce47">
            <text:p>88,8%</text:p>
          </table:table-cell>
          <table:table-cell office:value-type="float" office:value="159351" table:style-name="ce46">
            <text:p>159.351</text:p>
          </table:table-cell>
          <table:table-cell office:value-type="percentage" office:value="0.76243403204738691" table:style-name="ce47">
            <text:p>76,2%</text:p>
          </table:table-cell>
          <table:table-cell office:value-type="float" office:value="131431" table:style-name="ce46">
            <text:p>131.431</text:p>
          </table:table-cell>
          <table:table-cell office:value-type="percentage" office:value="0.76303353304537647" table:style-name="ce47">
            <text:p>76,3%</text:p>
          </table:table-cell>
          <table:table-cell office:value-type="float" office:value="112952" table:style-name="ce46">
            <text:p>112.952</text:p>
          </table:table-cell>
          <table:table-cell office:value-type="percentage" office:value="0.79603083992275925" table:style-name="ce47">
            <text:p>79,6%</text:p>
          </table:table-cell>
          <table:table-cell office:value-type="float" office:value="1153228" table:style-name="ce46">
            <text:p>1.153.228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8023466248186255" table:style-name="ce47">
            <text:p>88,0%</text:p>
          </table:table-cell>
          <table:table-cell office:value-type="percentage" office:value="0.76309494584288118" table:style-name="ce47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34" table:style-name="ce46">
            <text:p>42.134</text:p>
          </table:table-cell>
          <table:table-cell office:value-type="percentage" office:value="1" table:style-name="ce47">
            <text:p>100,0%</text:p>
          </table:table-cell>
          <table:table-cell office:value-type="float" office:value="55742" table:style-name="ce46">
            <text:p>55.742</text:p>
          </table:table-cell>
          <table:table-cell office:value-type="percentage" office:value="0.99910381416690563" table:style-name="ce47">
            <text:p>99,9%</text:p>
          </table:table-cell>
          <table:table-cell office:value-type="float" office:value="71684" table:style-name="ce46">
            <text:p>71.684</text:p>
          </table:table-cell>
          <table:table-cell office:value-type="percentage" office:value="0.97074914685011648" table:style-name="ce47">
            <text:p>97,1%</text:p>
          </table:table-cell>
          <table:table-cell office:value-type="float" office:value="91261" table:style-name="ce46">
            <text:p>91.261</text:p>
          </table:table-cell>
          <table:table-cell office:value-type="percentage" office:value="0.94381243924131797" table:style-name="ce47">
            <text:p>94,4%</text:p>
          </table:table-cell>
          <table:table-cell office:value-type="float" office:value="94367" table:style-name="ce46">
            <text:p>94.367</text:p>
          </table:table-cell>
          <table:table-cell office:value-type="percentage" office:value="0.87375233791966811" table:style-name="ce47">
            <text:p>87,4%</text:p>
          </table:table-cell>
          <table:table-cell office:value-type="float" office:value="62611" table:style-name="ce46">
            <text:p>62.611</text:p>
          </table:table-cell>
          <table:table-cell office:value-type="percentage" office:value="0.76973482007843519" table:style-name="ce47">
            <text:p>77,0%</text:p>
          </table:table-cell>
          <table:table-cell office:value-type="float" office:value="54961" table:style-name="ce46">
            <text:p>54.961</text:p>
          </table:table-cell>
          <table:table-cell office:value-type="percentage" office:value="0.80674328827043607" table:style-name="ce47">
            <text:p>80,7%</text:p>
          </table:table-cell>
          <table:table-cell office:value-type="float" office:value="47395" table:style-name="ce46">
            <text:p>47.395</text:p>
          </table:table-cell>
          <table:table-cell office:value-type="percentage" office:value="0.84051571256295665" table:style-name="ce47">
            <text:p>84,1%</text:p>
          </table:table-cell>
          <table:table-cell office:value-type="float" office:value="520155" table:style-name="ce46">
            <text:p>520.155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473023321418621" table:style-name="ce47">
            <text:p>89,5%</text:p>
          </table:table-cell>
          <table:table-cell office:value-type="percentage" office:value="0.78668687244497482" table:style-name="ce47">
            <text:p>78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864" table:style-name="ce46">
            <text:p>161.864</text:p>
          </table:table-cell>
          <table:table-cell office:value-type="percentage" office:value="1.0247799936688826" table:style-name="ce47">
            <text:p>102,5%</text:p>
          </table:table-cell>
          <table:table-cell office:value-type="float" office:value="212175" table:style-name="ce46">
            <text:p>212.175</text:p>
          </table:table-cell>
          <table:table-cell office:value-type="percentage" office:value="0.99574809579455703" table:style-name="ce47">
            <text:p>99,6%</text:p>
          </table:table-cell>
          <table:table-cell office:value-type="float" office:value="273138" table:style-name="ce46">
            <text:p>273.138</text:p>
          </table:table-cell>
          <table:table-cell office:value-type="percentage" office:value="0.97507844880211625" table:style-name="ce47">
            <text:p>97,5%</text:p>
          </table:table-cell>
          <table:table-cell office:value-type="float" office:value="320322" table:style-name="ce46">
            <text:p>320.322</text:p>
          </table:table-cell>
          <table:table-cell office:value-type="percentage" office:value="0.94218726560914412" table:style-name="ce47">
            <text:p>94,2%</text:p>
          </table:table-cell>
          <table:table-cell office:value-type="float" office:value="315416" table:style-name="ce46">
            <text:p>315.416</text:p>
          </table:table-cell>
          <table:table-cell office:value-type="percentage" office:value="0.87099491070960122" table:style-name="ce47">
            <text:p>87,1%</text:p>
          </table:table-cell>
          <table:table-cell office:value-type="float" office:value="196056" table:style-name="ce46">
            <text:p>196.056</text:p>
          </table:table-cell>
          <table:table-cell office:value-type="percentage" office:value="0.75248999205505429" table:style-name="ce47">
            <text:p>75,2%</text:p>
          </table:table-cell>
          <table:table-cell office:value-type="float" office:value="156464" table:style-name="ce46">
            <text:p>156.464</text:p>
          </table:table-cell>
          <table:table-cell office:value-type="percentage" office:value="0.77636527831532154" table:style-name="ce47">
            <text:p>77,6%</text:p>
          </table:table-cell>
          <table:table-cell office:value-type="float" office:value="140934" table:style-name="ce46">
            <text:p>140.934</text:p>
          </table:table-cell>
          <table:table-cell office:value-type="percentage" office:value="0.83587772677128924" table:style-name="ce47">
            <text:p>83,6%</text:p>
          </table:table-cell>
          <table:table-cell office:value-type="float" office:value="1776369" table:style-name="ce46">
            <text:p>1.776.369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537300214774318" table:style-name="ce47">
            <text:p>89,5%</text:p>
          </table:table-cell>
          <table:table-cell office:value-type="percentage" office:value="0.79998459809124411" table:style-name="ce47">
            <text:p>80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7" table:style-name="ce46">
            <text:p>2.377</text:p>
          </table:table-cell>
          <table:table-cell office:value-type="percentage" office:value="0.91247600767754322" table:style-name="ce47">
            <text:p>91,2%</text:p>
          </table:table-cell>
          <table:table-cell office:value-type="float" office:value="3856" table:style-name="ce46">
            <text:p>3.856</text:p>
          </table:table-cell>
          <table:table-cell office:value-type="percentage" office:value="0.89300602130616025" table:style-name="ce47">
            <text:p>89,3%</text:p>
          </table:table-cell>
          <table:table-cell office:value-type="float" office:value="7520" table:style-name="ce46">
            <text:p>7.520</text:p>
          </table:table-cell>
          <table:table-cell office:value-type="percentage" office:value="0.95710831106020111" table:style-name="ce47">
            <text:p>95,7%</text:p>
          </table:table-cell>
          <table:table-cell office:value-type="float" office:value="10422" table:style-name="ce46">
            <text:p>10.422</text:p>
          </table:table-cell>
          <table:table-cell office:value-type="percentage" office:value="0.90186915887850472" table:style-name="ce47">
            <text:p>90,2%</text:p>
          </table:table-cell>
          <table:table-cell office:value-type="float" office:value="10838" table:style-name="ce46">
            <text:p>10.838</text:p>
          </table:table-cell>
          <table:table-cell office:value-type="percentage" office:value="0.8573010599588673" table:style-name="ce47">
            <text:p>85,7%</text:p>
          </table:table-cell>
          <table:table-cell office:value-type="float" office:value="8721" table:style-name="ce46">
            <text:p>8.721</text:p>
          </table:table-cell>
          <table:table-cell office:value-type="percentage" office:value="0.73322683706070291" table:style-name="ce47">
            <text:p>73,3%</text:p>
          </table:table-cell>
          <table:table-cell office:value-type="float" office:value="8327" table:style-name="ce46">
            <text:p>8.327</text:p>
          </table:table-cell>
          <table:table-cell office:value-type="percentage" office:value="0.75927783350050149" table:style-name="ce47">
            <text:p>75,9%</text:p>
          </table:table-cell>
          <table:table-cell office:value-type="float" office:value="7266" table:style-name="ce46">
            <text:p>7.266</text:p>
          </table:table-cell>
          <table:table-cell office:value-type="percentage" office:value="0.79618671926364237" table:style-name="ce47">
            <text:p>79,6%</text:p>
          </table:table-cell>
          <table:table-cell office:value-type="float" office:value="59327" table:style-name="ce46">
            <text:p>59.327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3600366377791868" table:style-name="ce47">
            <text:p>83,6%</text:p>
          </table:table-cell>
          <table:table-cell office:value-type="percentage" office:value="0.70457946367069668" table:style-name="ce47">
            <text:p>70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5" table:style-name="ce46">
            <text:p>1.965</text:p>
          </table:table-cell>
          <table:table-cell office:value-type="percentage" office:value="0.83652618135376755" table:style-name="ce47">
            <text:p>83,7%</text:p>
          </table:table-cell>
          <table:table-cell office:value-type="float" office:value="3241" table:style-name="ce46">
            <text:p>3.241</text:p>
          </table:table-cell>
          <table:table-cell office:value-type="percentage" office:value="0.86472785485592318" table:style-name="ce47">
            <text:p>86,5%</text:p>
          </table:table-cell>
          <table:table-cell office:value-type="float" office:value="7001" table:style-name="ce46">
            <text:p>7.001</text:p>
          </table:table-cell>
          <table:table-cell office:value-type="percentage" office:value="0.8944678676376645" table:style-name="ce47">
            <text:p>89,4%</text:p>
          </table:table-cell>
          <table:table-cell office:value-type="float" office:value="9481" table:style-name="ce46">
            <text:p>9.481</text:p>
          </table:table-cell>
          <table:table-cell office:value-type="percentage" office:value="0.83910080538100718" table:style-name="ce47">
            <text:p>83,9%</text:p>
          </table:table-cell>
          <table:table-cell office:value-type="float" office:value="9815" table:style-name="ce46">
            <text:p>9.815</text:p>
          </table:table-cell>
          <table:table-cell office:value-type="percentage" office:value="0.81778036993834358" table:style-name="ce47">
            <text:p>81,8%</text:p>
          </table:table-cell>
          <table:table-cell office:value-type="float" office:value="8204" table:style-name="ce46">
            <text:p>8.204</text:p>
          </table:table-cell>
          <table:table-cell office:value-type="percentage" office:value="0.67617242231929453" table:style-name="ce47">
            <text:p>67,6%</text:p>
          </table:table-cell>
          <table:table-cell office:value-type="float" office:value="7861" table:style-name="ce46">
            <text:p>7.861</text:p>
          </table:table-cell>
          <table:table-cell office:value-type="percentage" office:value="0.65535639849937477" table:style-name="ce47">
            <text:p>65,5%</text:p>
          </table:table-cell>
          <table:table-cell office:value-type="float" office:value="7068" table:style-name="ce46">
            <text:p>7.068</text:p>
          </table:table-cell>
          <table:table-cell office:value-type="percentage" office:value="0.73824942552747019" table:style-name="ce47">
            <text:p>73,8%</text:p>
          </table:table-cell>
          <table:table-cell office:value-type="float" office:value="54636" table:style-name="ce46">
            <text:p>54.636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7031313886108255" table:style-name="ce47">
            <text:p>77,0%</text:p>
          </table:table-cell>
          <table:table-cell office:value-type="percentage" office:value="0.62745188111534755" table:style-name="ce47">
            <text:p>62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401" table:style-name="ce46">
            <text:p>3.401</text:p>
          </table:table-cell>
          <table:table-cell office:value-type="string" table:style-name="ce47">
            <text:p>-</text:p>
          </table:table-cell>
          <table:table-cell office:value-type="float" office:value="8929" table:style-name="ce46">
            <text:p>8.929</text:p>
          </table:table-cell>
          <table:table-cell office:value-type="string" table:style-name="ce47">
            <text:p>-</text:p>
          </table:table-cell>
          <table:table-cell office:value-type="float" office:value="20694" table:style-name="ce46">
            <text:p>20.694</text:p>
          </table:table-cell>
          <table:table-cell office:value-type="string" table:style-name="ce47">
            <text:p>-</text:p>
          </table:table-cell>
          <table:table-cell office:value-type="float" office:value="29933" table:style-name="ce46">
            <text:p>29.933</text:p>
          </table:table-cell>
          <table:table-cell office:value-type="string" table:style-name="ce47">
            <text:p>-</text:p>
          </table:table-cell>
          <table:table-cell office:value-type="float" office:value="22598" table:style-name="ce46">
            <text:p>22.598</text:p>
          </table:table-cell>
          <table:table-cell office:value-type="string" table:style-name="ce47">
            <text:p>-</text:p>
          </table:table-cell>
          <table:table-cell office:value-type="float" office:value="1149" table:style-name="ce46">
            <text:p>1.149</text:p>
          </table:table-cell>
          <table:table-cell office:value-type="string" table:style-name="ce47">
            <text:p>-</text:p>
          </table:table-cell>
          <table:table-cell office:value-type="float" office:value="86744" table:style-name="ce46">
            <text:p>86.74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209" table:style-name="ce49">
            <text:p>209</text:p>
          </table:table-cell>
          <table:table-cell office:value-type="string" table:style-name="ce50">
            <text:p>-</text:p>
          </table:table-cell>
          <table:table-cell office:value-type="float" office:value="648" table:style-name="ce49">
            <text:p>648</text:p>
          </table:table-cell>
          <table:table-cell office:value-type="string" table:style-name="ce50">
            <text:p>-</text:p>
          </table:table-cell>
          <table:table-cell office:value-type="float" office:value="1232" table:style-name="ce49">
            <text:p>1.232</text:p>
          </table:table-cell>
          <table:table-cell office:value-type="string" table:style-name="ce50">
            <text:p>-</text:p>
          </table:table-cell>
          <table:table-cell office:value-type="float" office:value="1413" table:style-name="ce49">
            <text:p>1.413</text:p>
          </table:table-cell>
          <table:table-cell office:value-type="string" table:style-name="ce50">
            <text:p>-</text:p>
          </table:table-cell>
          <table:table-cell office:value-type="float" office:value="1186" table:style-name="ce49">
            <text:p>1.186</text:p>
          </table:table-cell>
          <table:table-cell office:value-type="string" table:style-name="ce50">
            <text:p>-</text:p>
          </table:table-cell>
          <table:table-cell office:value-type="float" office:value="155" table:style-name="ce49">
            <text:p>155</text:p>
          </table:table-cell>
          <table:table-cell office:value-type="string" table:style-name="ce50">
            <text:p>-</text:p>
          </table:table-cell>
          <table:table-cell office:value-type="float" office:value="4901" table:style-name="ce49">
            <text:p>4.90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3441" table:style-name="ce53">
            <text:p>2.903.441</text:p>
          </table:table-cell>
          <table:table-cell office:value-type="percentage" office:value="1" table:style-name="ce54">
            <text:p>100,0%</text:p>
          </table:table-cell>
          <table:table-cell office:value-type="float" office:value="3916826" table:style-name="ce53">
            <text:p>3.916.826</text:p>
          </table:table-cell>
          <table:table-cell office:value-type="percentage" office:value="0.98908623513116645" table:style-name="ce54">
            <text:p>98,9%</text:p>
          </table:table-cell>
          <table:table-cell office:value-type="float" office:value="5208200" table:style-name="ce53">
            <text:p>5.208.200</text:p>
          </table:table-cell>
          <table:table-cell office:value-type="percentage" office:value="0.97586915161478782" table:style-name="ce54">
            <text:p>97,6%</text:p>
          </table:table-cell>
          <table:table-cell office:value-type="float" office:value="6607491" table:style-name="ce53">
            <text:p>6.607.491</text:p>
          </table:table-cell>
          <table:table-cell office:value-type="percentage" office:value="0.93945734765414723" table:style-name="ce54">
            <text:p>93,9%</text:p>
          </table:table-cell>
          <table:table-cell office:value-type="float" office:value="6854025" table:style-name="ce53">
            <text:p>6.854.025</text:p>
          </table:table-cell>
          <table:table-cell office:value-type="percentage" office:value="0.86850651510560983" table:style-name="ce54">
            <text:p>86,9%</text:p>
          </table:table-cell>
          <table:table-cell office:value-type="float" office:value="4725151" table:style-name="ce53">
            <text:p>4.725.151</text:p>
          </table:table-cell>
          <table:table-cell office:value-type="percentage" office:value="0.75840214509398507" table:style-name="ce54">
            <text:p>75,8%</text:p>
          </table:table-cell>
          <table:table-cell office:value-type="float" office:value="3791254" table:style-name="ce53">
            <text:p>3.791.254</text:p>
          </table:table-cell>
          <table:table-cell office:value-type="percentage" office:value="0.76674014690654935" table:style-name="ce54">
            <text:p>76,7%</text:p>
          </table:table-cell>
          <table:table-cell office:value-type="float" office:value="3169964" table:style-name="ce53">
            <text:p>3.169.964</text:p>
          </table:table-cell>
          <table:table-cell office:value-type="percentage" office:value="0.81517612890318225" table:style-name="ce54">
            <text:p>81,5%</text:p>
          </table:table-cell>
          <table:table-cell office:value-type="float" office:value="37176352" table:style-name="ce53">
            <text:p>37.176.352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263306494587457" table:style-name="ce54">
            <text:p>88,3%</text:p>
          </table:table-cell>
          <table:table-cell office:value-type="percentage" office:value="0.78347163624971927" table:style-name="ce54">
            <text:p>78,3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0-21T14:38:38Z</dc:date>
  </office:meta>
</office:document-meta>
</file>